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ee" style:family="table">
      <style:table-properties style:width="17.013cm" fo:margin-left="0cm" table:align="left"/>
    </style:style>
    <style:style style:name="Free.A" style:family="table-column">
      <style:table-column-properties style:column-width="1.279cm"/>
    </style:style>
    <style:style style:name="Free.B" style:family="table-column">
      <style:table-column-properties style:column-width="5.415cm"/>
    </style:style>
    <style:style style:name="Free.C" style:family="table-column">
      <style:table-column-properties style:column-width="6.853cm"/>
    </style:style>
    <style:style style:name="Free.D" style:family="table-column">
      <style:table-column-properties style:column-width="3.466cm"/>
    </style:style>
    <style:style style:name="Free.A1" style:family="table-cell">
      <style:table-cell-properties fo:padding="0.097cm" fo:border-left="0.05pt solid #000000" fo:border-right="none" fo:border-top="0.05pt solid #000000" fo:border-bottom="0.05pt solid #000000"/>
    </style:style>
    <style:style style:name="Free.D1" style:family="table-cell">
      <style:table-cell-properties fo:padding="0.097cm" fo:border="0.05pt solid #000000"/>
    </style:style>
    <style:style style:name="Free.A2" style:family="table-cell">
      <style:table-cell-properties fo:padding="0.097cm" fo:border-left="0.05pt solid #000000" fo:border-right="none" fo:border-top="none" fo:border-bottom="0.05pt solid #000000"/>
    </style:style>
    <style:style style:name="Free.D2" style:family="table-cell">
      <style:table-cell-properties fo:padding="0.097cm" fo:border-left="0.05pt solid #000000" fo:border-right="0.05pt solid #000000" fo:border-top="none" fo:border-bottom="0.05pt solid #000000"/>
    </style:style>
    <style:style style:name="Patch" style:family="table">
      <style:table-properties style:width="16.986cm" table:align="left"/>
    </style:style>
    <style:style style:name="Patch.A" style:family="table-column">
      <style:table-column-properties style:column-width="1.279cm"/>
    </style:style>
    <style:style style:name="Patch.B" style:family="table-column">
      <style:table-column-properties style:column-width="6.156cm"/>
    </style:style>
    <style:style style:name="Patch.C" style:family="table-column">
      <style:table-column-properties style:column-width="9.551cm"/>
    </style:style>
    <style:style style:name="Patch.A1" style:family="table-cell">
      <style:table-cell-properties fo:padding="0.097cm" fo:border-left="0.05pt solid #000000" fo:border-right="none" fo:border-top="0.05pt solid #000000" fo:border-bottom="0.05pt solid #000000"/>
    </style:style>
    <style:style style:name="Patch.C1" style:family="table-cell">
      <style:table-cell-properties fo:padding="0.097cm" fo:border="0.05pt solid #000000"/>
    </style:style>
    <style:style style:name="Patch.A2" style:family="table-cell">
      <style:table-cell-properties fo:padding="0.097cm" fo:border-left="0.05pt solid #000000" fo:border-right="none" fo:border-top="none" fo:border-bottom="0.05pt solid #000000"/>
    </style:style>
    <style:style style:name="Patch.C2" style:family="table-cell">
      <style:table-cell-properties fo:padding="0.097cm" fo:border-left="0.05pt solid #000000" fo:border-right="0.05pt solid #000000" fo:border-top="none" fo:border-bottom="0.05pt solid #000000"/>
    </style:style>
    <style:style style:name="P1" style:family="paragraph" style:parent-style-name="Title">
      <style:text-properties officeooo:rsid="0007060c" officeooo:paragraph-rsid="0007060c"/>
    </style:style>
    <style:style style:name="P2" style:family="paragraph" style:parent-style-name="Text_20_body">
      <style:text-properties officeooo:rsid="0007060c" officeooo:paragraph-rsid="0007060c"/>
    </style:style>
    <style:style style:name="P3" style:family="paragraph" style:parent-style-name="Text_20_body">
      <style:text-properties officeooo:rsid="000805ac" officeooo:paragraph-rsid="000805ac"/>
    </style:style>
    <style:style style:name="P4" style:family="paragraph" style:parent-style-name="Text_20_body">
      <style:text-properties officeooo:paragraph-rsid="0009aa6c"/>
    </style:style>
    <style:style style:name="P5" style:family="paragraph" style:parent-style-name="Text_20_body">
      <style:text-properties officeooo:rsid="000bc97e" officeooo:paragraph-rsid="000bc97e"/>
    </style:style>
    <style:style style:name="P6" style:family="paragraph" style:parent-style-name="Text_20_body">
      <style:text-properties officeooo:rsid="000bc97e" officeooo:paragraph-rsid="002dbfaa"/>
    </style:style>
    <style:style style:name="P7" style:family="paragraph" style:parent-style-name="Text_20_body">
      <style:paragraph-properties>
        <style:tab-stops/>
      </style:paragraph-properties>
      <style:text-properties officeooo:rsid="000bc97e" officeooo:paragraph-rsid="000bc97e"/>
    </style:style>
    <style:style style:name="P8" style:family="paragraph" style:parent-style-name="Text_20_body">
      <style:text-properties officeooo:rsid="000d9627" officeooo:paragraph-rsid="000d9627"/>
    </style:style>
    <style:style style:name="P9" style:family="paragraph" style:parent-style-name="Text_20_body">
      <style:paragraph-properties fo:orphans="2" fo:widows="2"/>
      <style:text-properties fo:font-weight="bold" officeooo:rsid="000d9627" officeooo:paragraph-rsid="000d9627" style:font-weight-asian="bold" style:font-weight-complex="bold"/>
    </style:style>
    <style:style style:name="P10" style:family="paragraph" style:parent-style-name="Text_20_body">
      <style:paragraph-properties fo:orphans="2" fo:widows="2"/>
      <style:text-properties fo:font-weight="bold" officeooo:rsid="000e5a20" officeooo:paragraph-rsid="000e5a20" style:font-weight-asian="bold" style:font-weight-complex="bold"/>
    </style:style>
    <style:style style:name="P11" style:family="paragraph" style:parent-style-name="Text_20_body">
      <style:paragraph-properties fo:orphans="2" fo:widows="2"/>
      <style:text-properties fo:font-weight="bold" officeooo:rsid="000f3084" officeooo:paragraph-rsid="000f3084" style:font-weight-asian="bold" style:font-weight-complex="bold"/>
    </style:style>
    <style:style style:name="P12" style:family="paragraph" style:parent-style-name="Text_20_body">
      <style:paragraph-properties fo:orphans="2" fo:widows="2"/>
      <style:text-properties fo:font-weight="bold" officeooo:rsid="000f36de" officeooo:paragraph-rsid="0014460a" style:font-weight-asian="bold" style:font-weight-complex="bold"/>
    </style:style>
    <style:style style:name="P13" style:family="paragraph" style:parent-style-name="Text_20_body">
      <style:paragraph-properties fo:orphans="2" fo:widows="2"/>
      <style:text-properties fo:font-weight="bold" officeooo:rsid="001389a1" officeooo:paragraph-rsid="001389a1" style:font-weight-asian="bold" style:font-weight-complex="bold"/>
    </style:style>
    <style:style style:name="P14" style:family="paragraph" style:parent-style-name="Text_20_body">
      <style:paragraph-properties fo:orphans="2" fo:widows="2"/>
      <style:text-properties fo:font-weight="bold" officeooo:rsid="0013e926" officeooo:paragraph-rsid="0013e926" style:font-weight-asian="bold" style:font-weight-complex="bold"/>
    </style:style>
    <style:style style:name="P15" style:family="paragraph" style:parent-style-name="Text_20_body">
      <style:paragraph-properties fo:orphans="2" fo:widows="2"/>
      <style:text-properties fo:font-weight="bold" officeooo:rsid="0014460a" officeooo:paragraph-rsid="0014460a" style:font-weight-asian="bold" style:font-weight-complex="bold"/>
    </style:style>
    <style:style style:name="P16" style:family="paragraph" style:parent-style-name="Text_20_body">
      <style:paragraph-properties fo:orphans="2" fo:widows="2"/>
      <style:text-properties fo:font-weight="bold" officeooo:rsid="001534aa" officeooo:paragraph-rsid="001534aa" style:font-weight-asian="bold" style:font-weight-complex="bold"/>
    </style:style>
    <style:style style:name="P17" style:family="paragraph" style:parent-style-name="Text_20_body">
      <style:paragraph-properties fo:orphans="2" fo:widows="2"/>
      <style:text-properties fo:font-weight="bold" officeooo:rsid="00166943" officeooo:paragraph-rsid="00166943" style:font-weight-asian="bold" style:font-weight-complex="bold"/>
    </style:style>
    <style:style style:name="P18" style:family="paragraph" style:parent-style-name="Text_20_body">
      <style:paragraph-properties fo:orphans="2" fo:widows="2"/>
      <style:text-properties fo:font-weight="bold" officeooo:rsid="00189126" officeooo:paragraph-rsid="00189126" style:font-weight-asian="bold" style:font-weight-complex="bold"/>
    </style:style>
    <style:style style:name="P19" style:family="paragraph" style:parent-style-name="Text_20_body">
      <style:paragraph-properties fo:orphans="2" fo:widows="2"/>
      <style:text-properties fo:font-weight="bold" officeooo:rsid="001adcdd" officeooo:paragraph-rsid="001adcdd" style:font-weight-asian="bold" style:font-weight-complex="bold"/>
    </style:style>
    <style:style style:name="P20" style:family="paragraph" style:parent-style-name="Text_20_body">
      <style:paragraph-properties fo:orphans="2" fo:widows="2"/>
      <style:text-properties fo:font-weight="bold" officeooo:rsid="001ea592" officeooo:paragraph-rsid="001ea592" style:font-weight-asian="bold" style:font-weight-complex="bold"/>
    </style:style>
    <style:style style:name="P21" style:family="paragraph" style:parent-style-name="Text_20_body">
      <style:paragraph-properties fo:orphans="2" fo:widows="2"/>
      <style:text-properties fo:font-weight="bold" officeooo:rsid="001eef64" officeooo:paragraph-rsid="001eef64" style:font-weight-asian="bold" style:font-weight-complex="bold"/>
    </style:style>
    <style:style style:name="P22" style:family="paragraph" style:parent-style-name="Text_20_body">
      <style:paragraph-properties fo:orphans="2" fo:widows="2"/>
      <style:text-properties fo:font-weight="bold" officeooo:rsid="001f1590" officeooo:paragraph-rsid="001f1590" style:font-weight-asian="bold" style:font-weight-complex="bold"/>
    </style:style>
    <style:style style:name="P23" style:family="paragraph" style:parent-style-name="Text_20_body">
      <style:paragraph-properties fo:orphans="2" fo:widows="2"/>
      <style:text-properties fo:font-weight="bold" officeooo:rsid="00211734" officeooo:paragraph-rsid="00211734" style:font-weight-asian="bold" style:font-weight-complex="bold"/>
    </style:style>
    <style:style style:name="P24" style:family="paragraph" style:parent-style-name="Text_20_body">
      <style:paragraph-properties fo:orphans="2" fo:widows="2"/>
      <style:text-properties fo:font-weight="bold" officeooo:rsid="0021e125" officeooo:paragraph-rsid="0021e125" style:font-weight-asian="bold" style:font-weight-complex="bold"/>
    </style:style>
    <style:style style:name="P25" style:family="paragraph" style:parent-style-name="Text_20_body">
      <style:paragraph-properties fo:orphans="2" fo:widows="2"/>
      <style:text-properties fo:font-weight="bold" officeooo:rsid="0024b173" officeooo:paragraph-rsid="0024b173" style:font-weight-asian="bold" style:font-weight-complex="bold"/>
    </style:style>
    <style:style style:name="P26" style:family="paragraph" style:parent-style-name="Text_20_body">
      <style:paragraph-properties fo:orphans="2" fo:widows="2"/>
      <style:text-properties fo:font-weight="bold" officeooo:rsid="00125b0e" officeooo:paragraph-rsid="00125b0e" style:font-weight-asian="bold" style:font-weight-complex="bold"/>
    </style:style>
    <style:style style:name="P27" style:family="paragraph" style:parent-style-name="Text_20_body">
      <style:paragraph-properties fo:orphans="2" fo:widows="2"/>
      <style:text-properties fo:font-weight="bold" officeooo:rsid="0032a355" officeooo:paragraph-rsid="0032a355" style:font-weight-asian="bold" style:font-weight-complex="bold"/>
    </style:style>
    <style:style style:name="P28" style:family="paragraph" style:parent-style-name="Text_20_body">
      <style:paragraph-properties fo:orphans="2" fo:widows="2"/>
      <style:text-properties fo:font-weight="bold" officeooo:rsid="0018340c" officeooo:paragraph-rsid="0018340c" style:font-weight-asian="bold" style:font-weight-complex="bold"/>
    </style:style>
    <style:style style:name="P29" style:family="paragraph" style:parent-style-name="Text_20_body">
      <style:paragraph-properties fo:orphans="2" fo:widows="2"/>
      <style:text-properties fo:font-weight="bold" officeooo:rsid="0018c618" officeooo:paragraph-rsid="0032a355" style:font-weight-asian="bold" style:font-weight-complex="bold"/>
    </style:style>
    <style:style style:name="P30" style:family="paragraph" style:parent-style-name="Text_20_body">
      <style:paragraph-properties fo:orphans="2" fo:widows="2"/>
      <style:text-properties fo:font-weight="bold" officeooo:rsid="001c0291" officeooo:paragraph-rsid="0032a355" style:font-weight-asian="bold" style:font-weight-complex="bold"/>
    </style:style>
    <style:style style:name="P31" style:family="paragraph" style:parent-style-name="Text_20_body">
      <style:paragraph-properties fo:orphans="2" fo:widows="2"/>
      <style:text-properties fo:font-weight="bold" officeooo:rsid="001a121d" officeooo:paragraph-rsid="001a121d" style:font-weight-asian="bold" style:font-weight-complex="bold"/>
    </style:style>
    <style:style style:name="P32" style:family="paragraph" style:parent-style-name="Text_20_body">
      <style:paragraph-properties fo:orphans="2" fo:widows="2"/>
      <style:text-properties officeooo:paragraph-rsid="0010aa23"/>
    </style:style>
    <style:style style:name="P33" style:family="paragraph" style:parent-style-name="Text_20_body">
      <style:paragraph-properties fo:orphans="2" fo:widows="2"/>
      <style:text-properties officeooo:paragraph-rsid="0014460a"/>
    </style:style>
    <style:style style:name="P34" style:family="paragraph" style:parent-style-name="Text_20_body">
      <style:paragraph-properties fo:orphans="2" fo:widows="2"/>
      <style:text-properties officeooo:paragraph-rsid="00202ce8"/>
    </style:style>
    <style:style style:name="P35" style:family="paragraph" style:parent-style-name="Text_20_body">
      <style:paragraph-properties fo:orphans="2" fo:widows="2"/>
      <style:text-properties officeooo:paragraph-rsid="0023c516"/>
    </style:style>
    <style:style style:name="P36" style:family="paragraph" style:parent-style-name="Text_20_body">
      <style:paragraph-properties fo:orphans="2" fo:widows="2"/>
      <style:text-properties officeooo:paragraph-rsid="001dc5af"/>
    </style:style>
    <style:style style:name="P37" style:family="paragraph" style:parent-style-name="Text_20_body">
      <style:text-properties officeooo:paragraph-rsid="000f3084"/>
    </style:style>
    <style:style style:name="P38" style:family="paragraph" style:parent-style-name="Text_20_body">
      <style:text-properties officeooo:rsid="002a5aca" officeooo:paragraph-rsid="002a5aca"/>
    </style:style>
    <style:style style:name="P39" style:family="paragraph" style:parent-style-name="Text_20_body">
      <style:text-properties officeooo:rsid="002dbfaa" officeooo:paragraph-rsid="002dbfaa"/>
    </style:style>
    <style:style style:name="P40" style:family="paragraph" style:parent-style-name="Text_20_body">
      <style:paragraph-properties fo:orphans="2" fo:widows="2"/>
      <style:text-properties officeooo:rsid="0032a355" officeooo:paragraph-rsid="0032a355"/>
    </style:style>
    <style:style style:name="P41" style:family="paragraph" style:parent-style-name="Text_20_body" style:master-page-name="">
      <style:paragraph-properties fo:orphans="2" fo:widows="2" style:page-number="auto"/>
      <style:text-properties officeooo:rsid="000d9627" officeooo:paragraph-rsid="000d9627"/>
    </style:style>
    <style:style style:name="P42" style:family="paragraph" style:parent-style-name="Table_20_Contents">
      <style:paragraph-properties fo:keep-together="always"/>
      <style:text-properties officeooo:rsid="0009aa6c" officeooo:paragraph-rsid="0009aa6c"/>
    </style:style>
    <style:style style:name="P43" style:family="paragraph" style:parent-style-name="Table_20_Contents">
      <style:paragraph-properties fo:keep-together="always"/>
      <style:text-properties officeooo:rsid="000a8453" officeooo:paragraph-rsid="000a8453"/>
    </style:style>
    <style:style style:name="P44" style:family="paragraph" style:parent-style-name="Table_20_Contents">
      <style:paragraph-properties fo:keep-together="always"/>
      <style:text-properties officeooo:rsid="000bc97e" officeooo:paragraph-rsid="000bc97e"/>
    </style:style>
    <style:style style:name="P45" style:family="paragraph" style:parent-style-name="Table_20_Contents">
      <style:paragraph-properties fo:keep-together="always"/>
      <style:text-properties fo:language="cs" fo:country="CZ" officeooo:rsid="000bc97e" officeooo:paragraph-rsid="000bc97e"/>
    </style:style>
    <style:style style:name="P46" style:family="paragraph" style:parent-style-name="Table_20_Contents">
      <style:paragraph-properties fo:keep-together="always"/>
      <style:text-properties fo:language="cs" fo:country="CZ" officeooo:rsid="0029cdc6" officeooo:paragraph-rsid="0029cdc6"/>
    </style:style>
    <style:style style:name="P47" style:family="paragraph" style:parent-style-name="Table_20_Contents">
      <style:paragraph-properties fo:keep-together="always"/>
      <style:text-properties fo:language="cs" fo:country="CZ" officeooo:rsid="002e83ec" officeooo:paragraph-rsid="002e83ec"/>
    </style:style>
    <style:style style:name="P48" style:family="paragraph" style:parent-style-name="Table_20_Contents">
      <style:paragraph-properties fo:keep-together="always"/>
      <style:text-properties fo:language="en" fo:country="US" officeooo:rsid="000bc97e" officeooo:paragraph-rsid="000bc97e"/>
    </style:style>
    <style:style style:name="P49" style:family="paragraph" style:parent-style-name="Table_20_Contents">
      <style:text-properties fo:language="en" fo:country="US" officeooo:rsid="0024cbe5" officeooo:paragraph-rsid="0024cbe5"/>
    </style:style>
    <style:style style:name="P50" style:family="paragraph" style:parent-style-name="Table_20_Contents">
      <style:paragraph-properties fo:keep-together="always"/>
      <style:text-properties fo:language="en" fo:country="US" officeooo:rsid="002a5aca" officeooo:paragraph-rsid="002a5aca"/>
    </style:style>
    <style:style style:name="P51" style:family="paragraph" style:parent-style-name="Table_20_Contents">
      <style:paragraph-properties fo:keep-together="always"/>
      <style:text-properties fo:language="en" fo:country="US" officeooo:rsid="002e83ec" officeooo:paragraph-rsid="002e83ec"/>
    </style:style>
    <style:style style:name="P52" style:family="paragraph" style:parent-style-name="Table_20_Contents">
      <style:paragraph-properties fo:keep-together="always"/>
      <style:text-properties fo:language="en" fo:country="US" officeooo:rsid="00303960" officeooo:paragraph-rsid="00303960"/>
    </style:style>
    <style:style style:name="P53" style:family="paragraph" style:parent-style-name="Table_20_Contents">
      <style:paragraph-properties fo:keep-together="always"/>
      <style:text-properties officeooo:rsid="000d9627" officeooo:paragraph-rsid="000d9627"/>
    </style:style>
    <style:style style:name="P54" style:family="paragraph" style:parent-style-name="Table_20_Contents">
      <style:text-properties officeooo:rsid="0024cbe5" officeooo:paragraph-rsid="0024cbe5"/>
    </style:style>
    <style:style style:name="P55" style:family="paragraph" style:parent-style-name="Table_20_Contents">
      <style:paragraph-properties fo:keep-together="always"/>
      <style:text-properties officeooo:rsid="0024cbe5" officeooo:paragraph-rsid="002a5aca"/>
    </style:style>
    <style:style style:name="P56" style:family="paragraph" style:parent-style-name="Table_20_Contents">
      <style:text-properties officeooo:paragraph-rsid="00262e7f"/>
    </style:style>
    <style:style style:name="P57" style:family="paragraph" style:parent-style-name="Table_20_Contents">
      <style:paragraph-properties fo:keep-together="always"/>
      <style:text-properties officeooo:rsid="0029cdc6" officeooo:paragraph-rsid="0029cdc6"/>
    </style:style>
    <style:style style:name="P58" style:family="paragraph" style:parent-style-name="Table_20_Contents">
      <style:paragraph-properties fo:keep-together="always"/>
      <style:text-properties officeooo:rsid="002a5aca" officeooo:paragraph-rsid="002a5aca"/>
    </style:style>
    <style:style style:name="P59" style:family="paragraph" style:parent-style-name="Table_20_Contents">
      <style:paragraph-properties fo:keep-together="always"/>
      <style:text-properties officeooo:rsid="002be624" officeooo:paragraph-rsid="002be624"/>
    </style:style>
    <style:style style:name="P60" style:family="paragraph" style:parent-style-name="Table_20_Contents">
      <style:paragraph-properties fo:keep-together="always"/>
      <style:text-properties officeooo:rsid="002dbfaa" officeooo:paragraph-rsid="002dbfaa"/>
    </style:style>
    <style:style style:name="P61" style:family="paragraph" style:parent-style-name="Table_20_Contents">
      <style:paragraph-properties fo:keep-together="always"/>
      <style:text-properties officeooo:rsid="002e83ec" officeooo:paragraph-rsid="002e83ec"/>
    </style:style>
    <style:style style:name="P62" style:family="paragraph" style:parent-style-name="Table_20_Contents">
      <style:paragraph-properties fo:keep-together="always"/>
      <style:text-properties officeooo:rsid="00303960" officeooo:paragraph-rsid="00303960"/>
    </style:style>
    <style:style style:name="P63" style:family="paragraph" style:parent-style-name="Table_20_Heading">
      <style:paragraph-properties fo:keep-together="always"/>
      <style:text-properties officeooo:rsid="0009aa6c" officeooo:paragraph-rsid="0009aa6c"/>
    </style:style>
    <style:style style:name="P64" style:family="paragraph" style:parent-style-name="Table_20_Heading">
      <style:text-properties officeooo:rsid="0024cbe5" officeooo:paragraph-rsid="0024cbe5"/>
    </style:style>
    <style:style style:name="P65" style:family="paragraph" style:parent-style-name="Table_20_Heading">
      <style:paragraph-properties fo:keep-together="always"/>
      <style:text-properties officeooo:rsid="002a5aca" officeooo:paragraph-rsid="002a5aca"/>
    </style:style>
    <style:style style:name="P66" style:family="paragraph" style:parent-style-name="Text_20_body">
      <style:paragraph-properties fo:orphans="2" fo:widows="2"/>
      <style:text-properties fo:font-weight="bold" officeooo:rsid="003483d3" officeooo:paragraph-rsid="003483d3" style:font-weight-asian="bold" style:font-weight-complex="bold"/>
    </style:style>
    <style:style style:name="P67" style:family="paragraph" style:parent-style-name="Heading_20_1">
      <style:text-properties officeooo:rsid="0009aa6c" officeooo:paragraph-rsid="0009aa6c"/>
    </style:style>
    <style:style style:name="P68" style:family="paragraph" style:parent-style-name="Heading_20_1">
      <style:text-properties officeooo:paragraph-rsid="000f3084"/>
    </style:style>
    <style:style style:name="P69" style:family="paragraph" style:parent-style-name="Heading_20_1">
      <style:text-properties officeooo:rsid="000bc97e" officeooo:paragraph-rsid="000bc97e"/>
    </style:style>
    <style:style style:name="P70" style:family="paragraph" style:parent-style-name="Heading_20_1">
      <style:text-properties fo:language="en" fo:country="US" officeooo:rsid="000d9627" officeooo:paragraph-rsid="000d9627"/>
    </style:style>
    <style:style style:name="T1" style:family="text">
      <style:text-properties officeooo:rsid="000805ac"/>
    </style:style>
    <style:style style:name="T2" style:family="text">
      <style:text-properties fo:language="cs" fo:country="CZ"/>
    </style:style>
    <style:style style:name="T3" style:family="text">
      <style:text-properties fo:language="cs" fo:country="CZ" officeooo:rsid="000bc97e"/>
    </style:style>
    <style:style style:name="T4" style:family="text">
      <style:text-properties fo:language="cs" fo:country="CZ" fo:font-weight="normal" style:font-weight-asian="normal" style:font-weight-complex="normal"/>
    </style:style>
    <style:style style:name="T5" style:family="text">
      <style:text-properties fo:language="cs" fo:country="CZ" fo:font-style="normal" fo:font-weight="normal" style:font-style-asian="normal" style:font-weight-asian="normal" style:font-style-complex="normal" style:font-weight-complex="normal"/>
    </style:style>
    <style:style style:name="T6" style:family="text">
      <style:text-properties fo:language="cs" fo:country="CZ" fo:font-style="normal" fo:font-weight="normal" officeooo:rsid="00202ce8" style:font-style-asian="normal" style:font-weight-asian="normal" style:font-style-complex="normal" style:font-weight-complex="normal"/>
    </style:style>
    <style:style style:name="T7" style:family="text">
      <style:text-properties fo:language="cs" fo:country="CZ" fo:font-style="normal" fo:font-weight="normal" officeooo:rsid="0023c516" style:font-style-asian="normal" style:font-weight-asian="normal" style:font-style-complex="normal" style:font-weight-complex="normal"/>
    </style:style>
    <style:style style:name="T8" style:family="text">
      <style:text-properties fo:language="cs" fo:country="CZ" officeooo:rsid="0024cbe5"/>
    </style:style>
    <style:style style:name="T9" style:family="text">
      <style:text-properties fo:language="cs" fo:country="CZ" officeooo:rsid="0026397e"/>
    </style:style>
    <style:style style:name="T10" style:family="text">
      <style:text-properties fo:language="cs" fo:country="CZ" officeooo:rsid="0027746e"/>
    </style:style>
    <style:style style:name="T11" style:family="text">
      <style:text-properties fo:language="cs" fo:country="CZ" officeooo:rsid="0027e010"/>
    </style:style>
    <style:style style:name="T12" style:family="text">
      <style:text-properties fo:language="cs" fo:country="CZ" fo:font-style="italic" fo:font-weight="normal" style:font-style-asian="italic" style:font-weight-asian="normal" style:font-style-complex="italic" style:font-weight-complex="normal"/>
    </style:style>
    <style:style style:name="T13" style:family="text">
      <style:text-properties fo:language="en" fo:country="US"/>
    </style:style>
    <style:style style:name="T14" style:family="text">
      <style:text-properties fo:language="en" fo:country="US" fo:font-weight="normal" style:font-weight-asian="normal" style:font-weight-complex="normal"/>
    </style:style>
    <style:style style:name="T15" style:family="text">
      <style:text-properties fo:language="en" fo:country="US" fo:font-style="italic" fo:font-weight="normal" style:font-style-asian="italic" style:font-weight-asian="normal" style:font-style-complex="italic" style:font-weight-complex="normal"/>
    </style:style>
    <style:style style:name="T16" style:family="text">
      <style:text-properties fo:language="en" fo:country="US" fo:font-style="italic" fo:font-weight="normal" officeooo:rsid="0010aa23" style:font-style-asian="italic" style:font-weight-asian="normal" style:font-style-complex="italic" style:font-weight-complex="normal"/>
    </style:style>
    <style:style style:name="T17" style:family="text">
      <style:text-properties fo:language="en" fo:country="US" fo:font-style="italic" fo:font-weight="normal" officeooo:rsid="001dc5af" style:font-style-asian="italic" style:font-weight-asian="normal" style:font-style-complex="italic" style:font-weight-complex="normal"/>
    </style:style>
    <style:style style:name="T18" style:family="text">
      <style:text-properties fo:language="en" fo:country="US" fo:font-style="italic" fo:font-weight="normal" officeooo:rsid="00202ce8" style:font-style-asian="italic" style:font-weight-asian="normal" style:font-style-complex="italic" style:font-weight-complex="normal"/>
    </style:style>
    <style:style style:name="T19" style:family="text">
      <style:text-properties fo:language="en" fo:country="US" fo:font-style="italic" fo:font-weight="normal" officeooo:rsid="0023c516" style:font-style-asian="italic" style:font-weight-asian="normal" style:font-style-complex="italic" style:font-weight-complex="normal"/>
    </style:style>
    <style:style style:name="T20" style:family="text">
      <style:text-properties fo:language="en" fo:country="US" fo:font-style="normal" fo:font-weight="normal" style:font-style-asian="normal" style:font-weight-asian="normal" style:font-style-complex="normal" style:font-weight-complex="normal"/>
    </style:style>
    <style:style style:name="T21" style:family="text">
      <style:text-properties fo:language="en" fo:country="US" fo:font-style="normal" fo:font-weight="normal" officeooo:rsid="0010aa23" style:font-style-asian="normal" style:font-weight-asian="normal" style:font-style-complex="normal" style:font-weight-complex="normal"/>
    </style:style>
    <style:style style:name="T22" style:family="text">
      <style:text-properties fo:language="en" fo:country="US" fo:font-style="normal" fo:font-weight="normal" officeooo:rsid="001dc5af" style:font-style-asian="normal" style:font-weight-asian="normal" style:font-style-complex="normal" style:font-weight-complex="normal"/>
    </style:style>
    <style:style style:name="T23" style:family="text">
      <style:text-properties fo:language="en" fo:country="US" fo:font-style="normal" fo:font-weight="normal" officeooo:rsid="00202ce8" style:font-style-asian="normal" style:font-weight-asian="normal" style:font-style-complex="normal" style:font-weight-complex="normal"/>
    </style:style>
    <style:style style:name="T24" style:family="text">
      <style:text-properties fo:language="en" fo:country="US" fo:font-style="normal" fo:font-weight="normal" officeooo:rsid="0023c516" style:font-style-asian="normal" style:font-weight-asian="normal" style:font-style-complex="normal" style:font-weight-complex="normal"/>
    </style:style>
    <style:style style:name="T25" style:family="text">
      <style:text-properties fo:language="en" fo:country="US" fo:font-style="normal" style:font-style-asian="normal" style:font-style-complex="normal"/>
    </style:style>
    <style:style style:name="T26" style:family="text">
      <style:text-properties fo:language="en" fo:country="US" fo:font-style="normal" officeooo:rsid="0010aa23" style:font-style-asian="normal" style:font-style-complex="normal"/>
    </style:style>
    <style:style style:name="T27" style:family="text">
      <style:text-properties fo:language="en" fo:country="US" fo:font-style="normal" officeooo:rsid="001dc5af" style:font-style-asian="normal" style:font-style-complex="normal"/>
    </style:style>
    <style:style style:name="T28" style:family="text">
      <style:text-properties fo:language="en" fo:country="US" fo:font-style="normal" officeooo:rsid="00202ce8" style:font-style-asian="normal" style:font-style-complex="normal"/>
    </style:style>
    <style:style style:name="T29" style:family="text">
      <style:text-properties fo:language="en" fo:country="US" fo:font-style="normal" officeooo:rsid="0023c516" style:font-style-asian="normal" style:font-style-complex="normal"/>
    </style:style>
    <style:style style:name="T30" style:family="text">
      <style:text-properties fo:language="en" fo:country="US" fo:font-style="normal" fo:font-weight="bold" officeooo:rsid="0010aa23" style:font-style-asian="normal" style:font-weight-asian="bold" style:font-style-complex="normal" style:font-weight-complex="bold"/>
    </style:style>
    <style:style style:name="T31" style:family="text">
      <style:text-properties fo:language="en" fo:country="US" fo:font-style="normal" fo:font-weight="bold" officeooo:rsid="001dc5af" style:font-style-asian="normal" style:font-weight-asian="bold" style:font-style-complex="normal" style:font-weight-complex="bold"/>
    </style:style>
    <style:style style:name="T32" style:family="text">
      <style:text-properties fo:language="en" fo:country="US" fo:font-style="normal" fo:font-weight="bold" officeooo:rsid="00202ce8" style:font-style-asian="normal" style:font-weight-asian="bold" style:font-style-complex="normal" style:font-weight-complex="bold"/>
    </style:style>
    <style:style style:name="T33" style:family="text">
      <style:text-properties fo:language="en" fo:country="US" fo:font-style="normal" fo:font-weight="bold" officeooo:rsid="0023c516" style:font-style-asian="normal" style:font-weight-asian="bold" style:font-style-complex="normal" style:font-weight-complex="bold"/>
    </style:style>
    <style:style style:name="T34" style:family="text">
      <style:text-properties fo:language="en" fo:country="US" officeooo:rsid="00262e7f"/>
    </style:style>
    <style:style style:name="T35" style:family="text">
      <style:text-properties fo:language="en" fo:country="US" officeooo:rsid="0024cbe5"/>
    </style:style>
    <style:style style:name="T36" style:family="text">
      <style:text-properties fo:language="en" fo:country="US" officeooo:rsid="00303960"/>
    </style:style>
    <style:style style:name="T37" style:family="text">
      <style:text-properties officeooo:rsid="000d9627"/>
    </style:style>
    <style:style style:name="T38" style:family="text">
      <style:text-properties officeooo:rsid="000f3084"/>
    </style:style>
    <style:style style:name="T39" style:family="text">
      <style:text-properties style:text-position="super 58%" fo:language="en" fo:country="US" fo:font-style="italic" fo:font-weight="normal" style:font-style-asian="italic" style:font-weight-asian="normal" style:font-style-complex="italic" style:font-weight-complex="normal"/>
    </style:style>
    <style:style style:name="T40" style:family="text">
      <style:text-properties officeooo:rsid="000f3084" fo:background-color="transparent" loext:char-shading-value="0"/>
    </style:style>
    <style:style style:name="T41" style:family="text">
      <style:text-properties officeooo:rsid="002a5aca"/>
    </style:style>
    <style:style style:name="T42" style:family="text">
      <style:text-properties officeooo:rsid="002dbfaa"/>
    </style:style>
    <style:style style:name="T43" style:family="text">
      <style:text-properties officeooo:rsid="002e83ec"/>
    </style:style>
    <style:style style:name="T44" style:family="text">
      <style:text-properties officeooo:rsid="00303960"/>
    </style:style>
    <style:style style:name="T45" style:family="text">
      <style:text-properties officeooo:rsid="0030e3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mleDT <text:span text:style-name="T41">3</text:span>.0 License Terms</text:p>
      <text:p text:style-name="P2">HamleDT <text:span text:style-name="T41">3</text:span>.0 (referred to as “HamleDT” in the rest of this document) is a collection of linguistic textual data in multiple languages. It is based on pre-existing data sets (“original treebanks”). Each of the original treebanks has its own license terms and you (the “User”) are responsible for complying with the license terms applicable to <text:span text:style-name="T9">those</text:span> parts of HamleDT, which you use. If you do not agree with the license terms, you must stop using HamleDT and destroy all copies of HamleDT data that you <text:span text:style-name="T10">have</text:span> obtained.</text:p>
      <text:p text:style-name="P2">You are specifically reminded that some of the original treebanks permit only non-commercial usage.</text:p>
      <text:p text:style-name="P2">The additional tree transformations and the software performing the transformations is copyright <text:a xlink:type="simple" xlink:href="http://www.cuni.cz/" text:style-name="Internet_20_link" text:visited-style-name="Visited_20_Internet_20_Link">Charles University in Prague</text:a>, <text:a xlink:type="simple" xlink:href="http://www.mff.cuni.cz/" text:style-name="Internet_20_link" text:visited-style-name="Visited_20_Internet_20_Link">Faculty of Mathematics and Physics</text:a>, <text:a xlink:type="simple" xlink:href="http://ufal.mff.cuni.cz/" text:style-name="Internet_20_link" text:visited-style-name="Visited_20_Internet_20_Link">Institute of Formal and Applied Linguistics</text:a> <text:span text:style-name="T1">(“we” or the “Provider”).</text:span> It is provided as-is (without any warranty) and may be freely used, modified and redistributed under the <text:a xlink:type="simple" xlink:href="http://www.gnu.org/licenses/gpl.html" text:style-name="Internet_20_link" text:visited-style-name="Visited_20_Internet_20_Link">GNU General Public License version 3.0</text:a> or the <text:a xlink:type="simple" xlink:href="http://www.perlfoundation.org/artistic_license_1_0" text:style-name="Internet_20_link" text:visited-style-name="Visited_20_Internet_20_Link">Perl Artistic License version 1.0</text:a>.</text:p>
      <text:p text:style-name="P3">The treebanks in HamleDT are organized in two groups: “Free” and “Patch”. The Free group consists of treebanks whose license terms permit us redistributing them in full. For treebanks in the Patch group, we provide only our transformed annotation, without the underlying texts, lemmas and part of speech tags. If you legally obtained an original treebank, you can use the corresponding patch to transform the treebank to its HamleDT form.</text:p>
      <text:h text:style-name="P67" text:outline-level="1">Overview of the “Free” treebanks and their license terms</text:h>
      <text:p text:style-name="P38">Note: the “-ud11” treebanks are taken from the Universal Dependencies release 1.1, see <text:a xlink:type="simple" xlink:href="http://universaldependencies.github.io/docs/" text:style-name="Internet_20_link" text:visited-style-name="Visited_20_Internet_20_Link">http://universaldependencies.github.io/docs/</text:a>.</text:p>
      <table:table table:name="Free" table:style-name="Free">
        <table:table-column table:style-name="Free.A"/>
        <table:table-column table:style-name="Free.B"/>
        <table:table-column table:style-name="Free.C"/>
        <table:table-column table:style-name="Free.D"/>
        <table:table-header-rows>
          <table:table-row>
            <table:table-cell table:style-name="Free.A1" office:value-type="string">
              <text:p text:style-name="P65">Code</text:p>
            </table:table-cell>
            <table:table-cell table:style-name="Free.A1" office:value-type="string">
              <text:p text:style-name="P63">Treebank</text:p>
            </table:table-cell>
            <table:table-cell table:style-name="Free.A1" office:value-type="string">
              <text:p text:style-name="P63">Web</text:p>
            </table:table-cell>
            <table:table-cell table:style-name="Free.D1" office:value-type="string">
              <text:p text:style-name="P63">License</text:p>
            </table:table-cell>
          </table:table-row>
        </table:table-header-rows>
        <table:table-row>
          <table:table-cell table:style-name="Free.A2" office:value-type="string">
            <text:p text:style-name="P42">ar</text:p>
          </table:table-cell>
          <table:table-cell table:style-name="Free.A2" office:value-type="string">
            <text:p text:style-name="P42">Prague Arabic Dependency Treebank</text:p>
          </table:table-cell>
          <table:table-cell table:style-name="Free.A2" office:value-type="string">
            <text:p text:style-name="P42"><text:a xlink:type="simple" xlink:href="http://ufal.mff.cuni.cz/padt" text:style-name="Internet_20_link" text:visited-style-name="Visited_20_Internet_20_Link">http://ufal.mff.cuni.cz/padt</text:a></text:p>
          </table:table-cell>
          <table:table-cell table:style-name="Free.D2" office:value-type="string">
            <text:p text:style-name="P53">CC BY-NC-SA 3.0</text:p>
          </table:table-cell>
        </table:table-row>
        <table:table-row>
          <table:table-cell table:style-name="Free.A2" office:value-type="string">
            <text:p text:style-name="P58">bg-ud11</text:p>
          </table:table-cell>
          <table:table-cell table:style-name="Free.A2" office:value-type="string">
            <text:p text:style-name="P58">BulTreeBank / UD1.1</text:p>
          </table:table-cell>
          <table:table-cell table:style-name="Free.A2" office:value-type="string">
            <text:p text:style-name="P55"><text:a xlink:type="simple" xlink:href="http://www.bultreebank.org/indexBTB.html" text:style-name="Internet_20_link" text:visited-style-name="Visited_20_Internet_20_Link">http://www.bultreebank.org/indexBTB.html</text:a></text:p>
          </table:table-cell>
          <table:table-cell table:style-name="Free.D2" office:value-type="string">
            <text:p text:style-name="P58">CC BY-NC-SA 3.0</text:p>
          </table:table-cell>
        </table:table-row>
        <table:table-row>
          <table:table-cell table:style-name="Free.A2" office:value-type="string">
            <text:p text:style-name="P42">cs</text:p>
          </table:table-cell>
          <table:table-cell table:style-name="Free.A2" office:value-type="string">
            <text:p text:style-name="P42">Prague Dependency Treebank</text:p>
          </table:table-cell>
          <table:table-cell table:style-name="Free.A2" office:value-type="string">
            <text:p text:style-name="P42"><text:a xlink:type="simple" xlink:href="http://ufal.mff.cuni.cz/pdt3.0" text:style-name="Internet_20_link" text:visited-style-name="Visited_20_Internet_20_Link">http://ufal.mff.cuni.cz/pdt3.0</text:a></text:p>
          </table:table-cell>
          <table:table-cell table:style-name="Free.D2" office:value-type="string">
            <text:p text:style-name="P42">CC BY-NC-SA 3.0</text:p>
          </table:table-cell>
        </table:table-row>
        <table:table-row>
          <table:table-cell table:style-name="Free.A2" office:value-type="string">
            <text:p text:style-name="P42">da-<text:span text:style-name="T41">ud11</text:span></text:p>
          </table:table-cell>
          <table:table-cell table:style-name="Free.A2" office:value-type="string">
            <text:p text:style-name="P58">Danish Dependency Treebank / UD1.1</text:p>
          </table:table-cell>
          <table:table-cell table:style-name="Free.A2" office:value-type="string">
            <text:p text:style-name="P42"><text:a xlink:type="simple" xlink:href="http://www.buch-kromann.dk/matthias/treebank/" text:style-name="Internet_20_link" text:visited-style-name="Visited_20_Internet_20_Link">http://www.buch-kromann.dk/matthias/treebank/</text:a></text:p>
          </table:table-cell>
          <table:table-cell table:style-name="Free.D2" office:value-type="string">
            <text:p text:style-name="P58">GNU GPL 2</text:p>
          </table:table-cell>
        </table:table-row>
        <table:table-row>
          <table:table-cell table:style-name="Free.A2" office:value-type="string">
            <text:p text:style-name="P50">de-ud11</text:p>
          </table:table-cell>
          <table:table-cell table:style-name="Free.A2" office:value-type="string">
            <text:p text:style-name="P50">UD1.1 (from Google)</text:p>
          </table:table-cell>
          <table:table-cell table:style-name="Free.A2" office:value-type="string">
            <text:p text:style-name="P58"><text:a xlink:type="simple" xlink:href="http://universaldependencies.github.io/docs/#language-de" text:style-name="Internet_20_link" text:visited-style-name="Visited_20_Internet_20_Link">http://universaldependencies.github.io/docs/#language-de</text:a></text:p>
          </table:table-cell>
          <table:table-cell table:style-name="Free.D2" office:value-type="string">
            <text:p text:style-name="P50">CC BY-NC-SA 3.0 US</text:p>
          </table:table-cell>
        </table:table-row>
        <table:table-row>
          <table:table-cell table:style-name="Free.A2" office:value-type="string">
            <text:p text:style-name="P50">el-ud11</text:p>
          </table:table-cell>
          <table:table-cell table:style-name="Free.A2" office:value-type="string">
            <text:p text:style-name="P50">Greek Dependency Treebank / UD1.1</text:p>
          </table:table-cell>
          <table:table-cell table:style-name="Free.A2" office:value-type="string">
            <text:p text:style-name="P58"><text:a xlink:type="simple" xlink:href="http://universaldependencies.github.io/docs/#language-el" text:style-name="Internet_20_link" text:visited-style-name="Visited_20_Internet_20_Link">http://universaldependencies.github.io/docs/#language-el</text:a></text:p>
          </table:table-cell>
          <table:table-cell table:style-name="Free.D2" office:value-type="string">
            <text:p text:style-name="P50">CC BY-NC-SA 3.0</text:p>
          </table:table-cell>
        </table:table-row>
        <table:table-row>
          <table:table-cell table:style-name="Free.A2" office:value-type="string">
            <text:p text:style-name="P50">en-ud11</text:p>
          </table:table-cell>
          <table:table-cell table:style-name="Free.A2" office:value-type="string">
            <text:p text:style-name="P50">English Web Treebank (Stanford) / UD1.1</text:p>
          </table:table-cell>
          <table:table-cell table:style-name="Free.A2" office:value-type="string">
            <text:p text:style-name="P58"><text:a xlink:type="simple" xlink:href="http://nlp.stanford.edu/software/stanford-dependencies.shtml" text:style-name="Internet_20_link" text:visited-style-name="Visited_20_Internet_20_Link">http://nlp.stanford.edu/software/stanford-dependencies.shtml</text:a></text:p>
          </table:table-cell>
          <table:table-cell table:style-name="Free.D2" office:value-type="string">
            <text:p text:style-name="P50">CC BY-SA 4.0</text:p>
          </table:table-cell>
        </table:table-row>
        <table:table-row>
          <table:table-cell table:style-name="Free.A2" office:value-type="string">
            <text:p text:style-name="P50">es-ud11</text:p>
          </table:table-cell>
          <table:table-cell table:style-name="Free.A2" office:value-type="string">
            <text:p text:style-name="P50">UD1.1 (from Google)</text:p>
          </table:table-cell>
          <table:table-cell table:style-name="Free.A2" office:value-type="string">
            <text:p text:style-name="P58"><text:a xlink:type="simple" xlink:href="http://universaldependencies.github.io/docs/#language-es" text:style-name="Internet_20_link" text:visited-style-name="Visited_20_Internet_20_Link">http://universaldependencies.github.io/docs/#language-es</text:a></text:p>
          </table:table-cell>
          <table:table-cell table:style-name="Free.D2" office:value-type="string">
            <text:p text:style-name="P50">CC BY-NC-SA 3.0 US</text:p>
          </table:table-cell>
        </table:table-row>
        <table:table-row>
          <table:table-cell table:style-name="Free.A2" office:value-type="string">
            <text:p text:style-name="P45">et</text:p>
          </table:table-cell>
          <table:table-cell table:style-name="Free.A2" office:value-type="string">
            <text:p text:style-name="P45">Eesti keele puudepank</text:p>
          </table:table-cell>
          <table:table-cell table:style-name="Free.A2" office:value-type="string">
            <text:p text:style-name="P57"><text:a xlink:type="simple" xlink:href="http://vvv.cs.ut.ee/~kaili/Korpus/puud/" text:style-name="Internet_20_link" text:visited-style-name="Visited_20_Internet_20_Link">http://vvv.cs.ut.ee/~kaili/Korpus/puud/</text:a></text:p>
          </table:table-cell>
          <table:table-cell table:style-name="Free.D2" office:value-type="string">
            <text:p text:style-name="P46">free download</text:p>
          </table:table-cell>
        </table:table-row>
        <table:table-row>
          <table:table-cell table:style-name="Free.A2" office:value-type="string">
            <text:p text:style-name="P58">eu-ud11</text:p>
          </table:table-cell>
          <table:table-cell table:style-name="Free.A2" office:value-type="string">
            <text:p text:style-name="P58">Basque Dependency Treebank / UD1.1</text:p>
          </table:table-cell>
          <table:table-cell table:style-name="Free.A2" office:value-type="string">
            <text:p text:style-name="P58"><text:a xlink:type="simple" xlink:href="http://universaldependencies.github.io/docs/#language-eu" text:style-name="Internet_20_link" text:visited-style-name="Visited_20_Internet_20_Link">http://universaldependencies.github.io/docs/#language-eu</text:a></text:p>
          </table:table-cell>
          <table:table-cell table:style-name="Free.D2" office:value-type="string">
            <text:p text:style-name="P58">CC BY-NC-SA 3.0</text:p>
          </table:table-cell>
        </table:table-row>
        <table:table-row>
          <table:table-cell table:style-name="Free.A2" office:value-type="string">
            <text:p text:style-name="P43">fa</text:p>
          </table:table-cell>
          <table:table-cell table:style-name="Free.A2" office:value-type="string">
            <text:p text:style-name="P43">Persian Dependency Treebank</text:p>
          </table:table-cell>
          <table:table-cell table:style-name="Free.A2" office:value-type="string">
            <text:p text:style-name="P44"><text:a xlink:type="simple" xlink:href="http://dadegan.ir/en/perdt" text:style-name="Internet_20_link" text:visited-style-name="Visited_20_Internet_20_Link">http://dadegan.ir/en/perdt</text:a></text:p>
          </table:table-cell>
          <table:table-cell table:style-name="Free.D2" office:value-type="string">
            <text:p text:style-name="P42"><text:span text:style-name="T41">GNU </text:span>GPL <text:span text:style-name="T3">3*</text:span></text:p>
          </table:table-cell>
        </table:table-row>
        <text:soft-page-break/>
        <table:table-row>
          <table:table-cell table:style-name="Free.A2" office:value-type="string">
            <text:p text:style-name="P58">fa-ud11</text:p>
          </table:table-cell>
          <table:table-cell table:style-name="Free.A2" office:value-type="string">
            <text:p text:style-name="P58">Uppsala Persian Dependency Treebank / UD1.1</text:p>
          </table:table-cell>
          <table:table-cell table:style-name="Free.A2" office:value-type="string">
            <text:p text:style-name="P58"><text:a xlink:type="simple" xlink:href="http://universaldependencies.github.io/docs/#language-fa" text:style-name="Internet_20_link" text:visited-style-name="Visited_20_Internet_20_Link">http://universaldependencies.github.io/docs/#language-fa</text:a></text:p>
          </table:table-cell>
          <table:table-cell table:style-name="Free.D2" office:value-type="string">
            <text:p text:style-name="P58">CC BY-SA 4.0</text:p>
          </table:table-cell>
        </table:table-row>
        <table:table-row>
          <table:table-cell table:style-name="Free.A2" office:value-type="string">
            <text:p text:style-name="P43">fi-<text:span text:style-name="T41">ud11</text:span></text:p>
          </table:table-cell>
          <table:table-cell table:style-name="Free.A2" office:value-type="string">
            <text:p text:style-name="P43">Turku Dependency Treebank / <text:span text:style-name="T41">UD1.1</text:span></text:p>
          </table:table-cell>
          <table:table-cell table:style-name="Free.A2" office:value-type="string">
            <text:p text:style-name="P43"><text:a xlink:type="simple" xlink:href="http://bionlp.utu.fi/fintreebank.html" text:style-name="Internet_20_link" text:visited-style-name="Visited_20_Internet_20_Link">http://bionlp.utu.fi/fintreebank.html</text:a></text:p>
          </table:table-cell>
          <table:table-cell table:style-name="Free.D2" office:value-type="string">
            <text:p text:style-name="P43">CC BY-SA <text:span text:style-name="T41">4</text:span>.0</text:p>
          </table:table-cell>
        </table:table-row>
        <table:table-row>
          <table:table-cell table:style-name="Free.A2" office:value-type="string">
            <text:p text:style-name="P58">fi-ud11ftb</text:p>
          </table:table-cell>
          <table:table-cell table:style-name="Free.A2" office:value-type="string">
            <text:p text:style-name="P58">FinnTreeBank / UD1.1</text:p>
          </table:table-cell>
          <table:table-cell table:style-name="Free.A2" office:value-type="string">
            <text:p text:style-name="P58"><text:a xlink:type="simple" xlink:href="http://www.ling.helsinki.fi/kieliteknologia/tutkimus/treebank/" text:style-name="Internet_20_link" text:visited-style-name="Visited_20_Internet_20_Link">http://www.ling.helsinki.fi/kieliteknologia/tutkimus/treebank/</text:a></text:p>
          </table:table-cell>
          <table:table-cell table:style-name="Free.D2" office:value-type="string">
            <text:p text:style-name="P58">LGPLv3+ or CC BY 4.0 (dual license)</text:p>
          </table:table-cell>
        </table:table-row>
        <table:table-row>
          <table:table-cell table:style-name="Free.A2" office:value-type="string">
            <text:p text:style-name="P58">fr-ud11</text:p>
          </table:table-cell>
          <table:table-cell table:style-name="Free.A2" office:value-type="string">
            <text:p text:style-name="P58">UD1.1 (from Google)</text:p>
          </table:table-cell>
          <table:table-cell table:style-name="Free.A2" office:value-type="string">
            <text:p text:style-name="P58"><text:a xlink:type="simple" xlink:href="http://universaldependencies.github.io/docs/#language-fr" text:style-name="Internet_20_link" text:visited-style-name="Visited_20_Internet_20_Link">http://universaldependencies.github.io/docs/#language-fr</text:a></text:p>
          </table:table-cell>
          <table:table-cell table:style-name="Free.D2" office:value-type="string">
            <text:p text:style-name="P58">CC BY-NC-SA 3.0 US</text:p>
          </table:table-cell>
        </table:table-row>
        <table:table-row>
          <table:table-cell table:style-name="Free.A2" office:value-type="string">
            <text:p text:style-name="P59">ga-ud11</text:p>
          </table:table-cell>
          <table:table-cell table:style-name="Free.A2" office:value-type="string">
            <text:p text:style-name="P59">Irish Dependency Treebank / UD1.1</text:p>
          </table:table-cell>
          <table:table-cell table:style-name="Free.A2" office:value-type="string">
            <text:p text:style-name="P59"><text:a xlink:type="simple" xlink:href="http://universaldependencies.github.io/docs/#language-ga" text:style-name="Internet_20_link" text:visited-style-name="Visited_20_Internet_20_Link">http://universaldependencies.github.io/docs/#language-ga</text:a></text:p>
          </table:table-cell>
          <table:table-cell table:style-name="Free.D2" office:value-type="string">
            <text:p text:style-name="P59">CC BY-SA 3.0</text:p>
          </table:table-cell>
        </table:table-row>
        <table:table-row>
          <table:table-cell table:style-name="Free.A2" office:value-type="string">
            <text:p text:style-name="P43">grc</text:p>
          </table:table-cell>
          <table:table-cell table:style-name="Free.A2" office:value-type="string">
            <text:p text:style-name="P43">Ancient Greek Dependency Treebank</text:p>
          </table:table-cell>
          <table:table-cell table:style-name="Free.A2" office:value-type="string">
            <text:p text:style-name="P43"><text:a xlink:type="simple" xlink:href="http://nlp.perseus.tufts.edu/syntax/treebank/" text:style-name="Internet_20_link" text:visited-style-name="Visited_20_Internet_20_Link">http://nlp.perseus.tufts.edu/syntax/treebank/</text:a></text:p>
          </table:table-cell>
          <table:table-cell table:style-name="Free.D2" office:value-type="string">
            <text:p text:style-name="P43">CC BY-NC-SA 2.5</text:p>
          </table:table-cell>
        </table:table-row>
        <table:table-row>
          <table:table-cell table:style-name="Free.A2" office:value-type="string">
            <text:p text:style-name="P60">he-ud11</text:p>
          </table:table-cell>
          <table:table-cell table:style-name="Free.A2" office:value-type="string">
            <text:p text:style-name="P60">Hebrew Dependency Treebank / UD1.1</text:p>
          </table:table-cell>
          <table:table-cell table:style-name="Free.A2" office:value-type="string">
            <text:p text:style-name="P60"><text:a xlink:type="simple" xlink:href="http://www.cs.bgu.ac.il/~yoavg/data/hebdeptb/" text:style-name="Internet_20_link" text:visited-style-name="Visited_20_Internet_20_Link">http://www.cs.bgu.ac.il/~yoavg/data/hebdeptb/</text:a></text:p>
          </table:table-cell>
          <table:table-cell table:style-name="Free.D2" office:value-type="string">
            <text:p text:style-name="P60">CC BY-NC-SA 4.0</text:p>
          </table:table-cell>
        </table:table-row>
        <table:table-row>
          <table:table-cell table:style-name="Free.A2" office:value-type="string">
            <text:p text:style-name="P60">hr-ud11</text:p>
          </table:table-cell>
          <table:table-cell table:style-name="Free.A2" office:value-type="string">
            <text:p text:style-name="P60">SETimes.HR / UD1.1</text:p>
          </table:table-cell>
          <table:table-cell table:style-name="Free.A2" office:value-type="string">
            <text:p text:style-name="P60"><text:a xlink:type="simple" xlink:href="http://universaldependencies.github.io/docs/#language-hr" text:style-name="Internet_20_link" text:visited-style-name="Visited_20_Internet_20_Link">http://universaldependencies.github.io/docs/#language-hr</text:a></text:p>
          </table:table-cell>
          <table:table-cell table:style-name="Free.D2" office:value-type="string">
            <text:p text:style-name="P60">CC BY-SA 4.0</text:p>
          </table:table-cell>
        </table:table-row>
        <table:table-row>
          <table:table-cell table:style-name="Free.A2" office:value-type="string">
            <text:p text:style-name="P60">hu-ud11</text:p>
          </table:table-cell>
          <table:table-cell table:style-name="Free.A2" office:value-type="string">
            <text:p text:style-name="P60">Szeged Treebank / UD1.1</text:p>
          </table:table-cell>
          <table:table-cell table:style-name="Free.A2" office:value-type="string">
            <text:p text:style-name="P60"><text:a xlink:type="simple" xlink:href="http://www.inf.u-szeged.hu/projectdirs/hlt/hu/Treebank/treebank2.html" text:style-name="Internet_20_link" text:visited-style-name="Visited_20_Internet_20_Link">http://www.inf.u-szeged.hu/projectdirs/hlt/hu/Treebank/treebank2.html</text:a></text:p>
          </table:table-cell>
          <table:table-cell table:style-name="Free.D2" office:value-type="string">
            <text:p text:style-name="P60">CC BY-NC-SA 3.0</text:p>
          </table:table-cell>
        </table:table-row>
        <table:table-row>
          <table:table-cell table:style-name="Free.A2" office:value-type="string">
            <text:p text:style-name="P60">id-ud11</text:p>
          </table:table-cell>
          <table:table-cell table:style-name="Free.A2" office:value-type="string">
            <text:p text:style-name="P60">UD1.1 (from Google)</text:p>
          </table:table-cell>
          <table:table-cell table:style-name="Free.A2" office:value-type="string">
            <text:p text:style-name="P60"><text:a xlink:type="simple" xlink:href="http://universaldependencies.github.io/docs/#language-id" text:style-name="Internet_20_link" text:visited-style-name="Visited_20_Internet_20_Link">http://universaldependencies.github.io/docs/#language-id</text:a></text:p>
          </table:table-cell>
          <table:table-cell table:style-name="Free.D2" office:value-type="string">
            <text:p text:style-name="P60">CC BY-NC-SA 3.0 US</text:p>
          </table:table-cell>
        </table:table-row>
        <table:table-row>
          <table:table-cell table:style-name="Free.A2" office:value-type="string">
            <text:p text:style-name="P60">it-ud11</text:p>
          </table:table-cell>
          <table:table-cell table:style-name="Free.A2" office:value-type="string">
            <text:p text:style-name="P60">Italian Stanford Dependency Treebank / UD1.1</text:p>
          </table:table-cell>
          <table:table-cell table:style-name="Free.A2" office:value-type="string">
            <text:p text:style-name="P60"><text:a xlink:type="simple" xlink:href="http://universaldependencies.github.io/docs/#language-it" text:style-name="Internet_20_link" text:visited-style-name="Visited_20_Internet_20_Link">http://universaldependencies.github.io/docs/#language-it</text:a></text:p>
          </table:table-cell>
          <table:table-cell table:style-name="Free.D2" office:value-type="string">
            <text:p text:style-name="P60">CC BY-NC-SA 3.0</text:p>
          </table:table-cell>
        </table:table-row>
        <table:table-row>
          <table:table-cell table:style-name="Free.A2" office:value-type="string">
            <text:p text:style-name="P43">la</text:p>
          </table:table-cell>
          <table:table-cell table:style-name="Free.A2" office:value-type="string">
            <text:p text:style-name="P43">Latin Dependency Treebank</text:p>
          </table:table-cell>
          <table:table-cell table:style-name="Free.A2" office:value-type="string">
            <text:p text:style-name="P43"><text:a xlink:type="simple" xlink:href="http://nlp.perseus.tufts.edu/syntax/treebank/" text:style-name="Internet_20_link" text:visited-style-name="Visited_20_Internet_20_Link">http://nlp.perseus.tufts.edu/syntax/treebank/</text:a></text:p>
          </table:table-cell>
          <table:table-cell table:style-name="Free.D2" office:value-type="string">
            <text:p text:style-name="P43">CC BY-NC-SA 2.5</text:p>
          </table:table-cell>
        </table:table-row>
        <table:table-row>
          <table:table-cell table:style-name="Free.A2" office:value-type="string">
            <text:p text:style-name="P61">la-it</text:p>
          </table:table-cell>
          <table:table-cell table:style-name="Free.A2" office:value-type="string">
            <text:p text:style-name="P61">Index Thomisticus Treebank</text:p>
          </table:table-cell>
          <table:table-cell table:style-name="Free.A2" office:value-type="string">
            <text:p text:style-name="P61"><text:a xlink:type="simple" xlink:href="http://itreebank.marginalia.it/" text:style-name="Internet_20_link" text:visited-style-name="Visited_20_Internet_20_Link">http://itreebank.marginalia.it/</text:a></text:p>
          </table:table-cell>
          <table:table-cell table:style-name="Free.D2" office:value-type="string">
            <text:p text:style-name="P61">CC BY-NC-SA 3.0</text:p>
          </table:table-cell>
        </table:table-row>
        <table:table-row>
          <table:table-cell table:style-name="Free.A2" office:value-type="string">
            <text:p text:style-name="P42">nl</text:p>
          </table:table-cell>
          <table:table-cell table:style-name="Free.A2" office:value-type="string">
            <text:p text:style-name="P42">CoNLL 2006 (Alpino)</text:p>
          </table:table-cell>
          <table:table-cell table:style-name="Free.A2" office:value-type="string">
            <text:p text:style-name="P42"><text:a xlink:type="simple" xlink:href="http://odur.let.rug.nl/~vannoord/trees/" text:style-name="Internet_20_link" text:visited-style-name="Visited_20_Internet_20_Link">http://odur.let.rug.nl/~vannoord/trees/</text:a></text:p>
          </table:table-cell>
          <table:table-cell table:style-name="Free.D2" office:value-type="string">
            <text:p text:style-name="P42"><text:span text:style-name="T43">GNU </text:span>GPL</text:p>
          </table:table-cell>
        </table:table-row>
        <table:table-row>
          <table:table-cell table:style-name="Free.A2" office:value-type="string">
            <text:p text:style-name="P51">pl</text:p>
          </table:table-cell>
          <table:table-cell table:style-name="Free.A2" office:value-type="string">
            <text:p text:style-name="P47">Składnica zależnościowa 0.5</text:p>
          </table:table-cell>
          <table:table-cell table:style-name="Free.A2" office:value-type="string">
            <text:p text:style-name="P61"><text:a xlink:type="simple" xlink:href="http://zil.ipipan.waw.pl/Składnica" text:style-name="Internet_20_link" text:visited-style-name="Visited_20_Internet_20_Link">http://zil.ipipan.waw.pl/Sk%C5%82adnica</text:a></text:p>
          </table:table-cell>
          <table:table-cell table:style-name="Free.D2" office:value-type="string">
            <text:p text:style-name="P61">GNU GPL 3</text:p>
          </table:table-cell>
        </table:table-row>
        <table:table-row>
          <table:table-cell table:style-name="Free.A2" office:value-type="string">
            <text:p text:style-name="P45">pt</text:p>
          </table:table-cell>
          <table:table-cell table:style-name="Free.A2" office:value-type="string">
            <text:p text:style-name="P45"><text:span text:style-name="T13">CoNLL 2006 (</text:span>Floresta Sintá(c)tica<text:span text:style-name="T13">)</text:span></text:p>
          </table:table-cell>
          <table:table-cell table:style-name="Free.A2" office:value-type="string">
            <text:p text:style-name="P44"><text:a xlink:type="simple" xlink:href="http://www.linguateca.pt/Floresta/principal.html" text:style-name="Internet_20_link" text:visited-style-name="Visited_20_Internet_20_Link">http://www.linguateca.pt/Floresta/principal.html</text:a></text:p>
          </table:table-cell>
          <table:table-cell table:style-name="Free.D2" office:value-type="string">
            <text:p text:style-name="P44">CC BY-NC-SA 3.0</text:p>
          </table:table-cell>
        </table:table-row>
        <table:table-row>
          <table:table-cell table:style-name="Free.A2" office:value-type="string">
            <text:p text:style-name="P45">ro</text:p>
          </table:table-cell>
          <table:table-cell table:style-name="Free.A2" office:value-type="string">
            <text:p text:style-name="P44">Resurse pentru Gramaticile de Dependenta</text:p>
          </table:table-cell>
          <table:table-cell table:style-name="Free.A2" office:value-type="string">
            <text:p text:style-name="P44"><text:a xlink:type="simple" xlink:href="http://www.phobos.ro/roric/texts/indexro.html" text:style-name="Internet_20_link" text:visited-style-name="Visited_20_Internet_20_Link">http://www.phobos.ro/roric/texts/indexro.html</text:a></text:p>
          </table:table-cell>
          <table:table-cell table:style-name="Free.D2" office:value-type="string">
            <text:p text:style-name="P44">free download</text:p>
          </table:table-cell>
        </table:table-row>
        <table:table-row>
          <table:table-cell table:style-name="Free.A2" office:value-type="string">
            <text:p text:style-name="P52">sl</text:p>
          </table:table-cell>
          <table:table-cell table:style-name="Free.A2" office:value-type="string">
            <text:p text:style-name="P62">Slovene Dependency Treebank / CoNLL 2006</text:p>
          </table:table-cell>
          <table:table-cell table:style-name="Free.A2" office:value-type="string">
            <text:p text:style-name="P62"><text:a xlink:type="simple" xlink:href="http://nl.ijs.si/sdt/" text:style-name="Internet_20_link" text:visited-style-name="Visited_20_Internet_20_Link">http://nl.ijs.si/sdt/</text:a></text:p>
          </table:table-cell>
          <table:table-cell table:style-name="Free.D2" office:value-type="string">
            <text:p text:style-name="P62">research, cite</text:p>
          </table:table-cell>
        </table:table-row>
        <table:table-row>
          <table:table-cell table:style-name="Free.A2" office:value-type="string">
            <text:p text:style-name="P45">sv-<text:span text:style-name="T36">ud11</text:span></text:p>
          </table:table-cell>
          <table:table-cell table:style-name="Free.A2" office:value-type="string">
            <text:p text:style-name="P44">Talbanken05 / <text:span text:style-name="T44">UD1.1</text:span></text:p>
          </table:table-cell>
          <table:table-cell table:style-name="Free.A2" office:value-type="string">
            <text:p text:style-name="P44"><text:a xlink:type="simple" xlink:href="http://stp.lingfil.uu.se/~nivre/research/Talbanken05.html" text:style-name="Internet_20_link" text:visited-style-name="Visited_20_Internet_20_Link">http://stp.lingfil.uu.se/~nivre/research/Talbanken05.html</text:a></text:p>
          </table:table-cell>
          <table:table-cell table:style-name="Free.D2" office:value-type="string">
            <text:p text:style-name="P62">CC BY-SA 4.0</text:p>
          </table:table-cell>
        </table:table-row>
        <table:table-row>
          <table:table-cell table:style-name="Free.A2" office:value-type="string">
            <text:p text:style-name="P45">ta</text:p>
          </table:table-cell>
          <table:table-cell table:style-name="Free.A2" office:value-type="string">
            <text:p text:style-name="P48">Tamil Dependency Treebank</text:p>
          </table:table-cell>
          <table:table-cell table:style-name="Free.A2" office:value-type="string">
            <text:p text:style-name="P44"><text:a xlink:type="simple" xlink:href="http://ufal.mff.cuni.cz/~ramasamy/tamiltb/0.1/" text:style-name="Internet_20_link" text:visited-style-name="Visited_20_Internet_20_Link">http://ufal.mff.cuni.cz/~ramasamy/tami</text:a><text:a xlink:type="simple" xlink:href="http://ufal.mff.cuni.cz/~ramasamy/tamiltb/0.1/" text:style-name="Internet_20_link" text:visited-style-name="Visited_20_Internet_20_Link">ltb/0.1/</text:a></text:p>
          </table:table-cell>
          <table:table-cell table:style-name="Free.D2" office:value-type="string">
            <text:p text:style-name="P44">CC BY-NC-SA 3.0</text:p>
          </table:table-cell>
        </table:table-row>
      </table:table>
      <text:p text:style-name="P4"/>
      <text:h text:style-name="P68" text:outline-level="1"><text:soft-page-break/><text:span text:style-name="T38">Overview of the “</text:span><text:span text:style-name="T40">Patch</text:span><text:span text:style-name="T38">” treebanks</text:span></text:h>
      <table:table table:name="Patch" table:style-name="Patch">
        <table:table-column table:style-name="Patch.A"/>
        <table:table-column table:style-name="Patch.B"/>
        <table:table-column table:style-name="Patch.C"/>
        <table:table-header-rows>
          <table:table-row>
            <table:table-cell table:style-name="Patch.A1" office:value-type="string">
              <text:p text:style-name="P64">Lang.</text:p>
            </table:table-cell>
            <table:table-cell table:style-name="Patch.A1" office:value-type="string">
              <text:p text:style-name="P64">Treebank</text:p>
            </table:table-cell>
            <table:table-cell table:style-name="Patch.C1" office:value-type="string">
              <text:p text:style-name="P64">Web</text:p>
            </table:table-cell>
          </table:table-row>
        </table:table-header-rows>
        <table:table-row>
          <table:table-cell table:style-name="Patch.A2" office:value-type="string">
            <text:p text:style-name="P54">bn</text:p>
          </table:table-cell>
          <table:table-cell table:style-name="Patch.A2" office:value-type="string">
            <text:p text:style-name="P54">Hyderabad Dependency Treebank / ICON 2010</text:p>
          </table:table-cell>
          <table:table-cell table:style-name="Patch.C2" office:value-type="string">
            <text:p text:style-name="Table_20_Contents"/>
          </table:table-cell>
        </table:table-row>
        <table:table-row>
          <table:table-cell table:style-name="Patch.A2" office:value-type="string">
            <text:p text:style-name="P54">ca</text:p>
          </table:table-cell>
          <table:table-cell table:style-name="Patch.A2" office:value-type="string">
            <text:p text:style-name="P54">AnCora-CA</text:p>
          </table:table-cell>
          <table:table-cell table:style-name="Patch.C2" office:value-type="string">
            <text:p text:style-name="P54"><text:a xlink:type="simple" xlink:href="http://clic.ub.edu/corpus/" text:style-name="Internet_20_link" text:visited-style-name="Visited_20_Internet_20_Link">http://clic.ub.edu/corpus/</text:a></text:p>
          </table:table-cell>
        </table:table-row>
        <table:table-row>
          <table:table-cell table:style-name="Patch.A2" office:value-type="string">
            <text:p text:style-name="P54">de</text:p>
          </table:table-cell>
          <table:table-cell table:style-name="Patch.A2" office:value-type="string">
            <text:p text:style-name="P54">TIGER Corpus / CoNLL 2009</text:p>
          </table:table-cell>
          <table:table-cell table:style-name="Patch.C2" office:value-type="string">
            <text:p text:style-name="P54"><text:a xlink:type="simple" xlink:href="http://www.ims.uni-stuttgart.de/forschung/ressourcen/korpora/tiger.html" text:style-name="Internet_20_link" text:visited-style-name="Visited_20_Internet_20_Link">http://www.ims.uni-stuttgart.de/forschung/ressourcen/korpora/tiger.html</text:a></text:p>
          </table:table-cell>
        </table:table-row>
        <table:table-row>
          <table:table-cell table:style-name="Patch.A2" office:value-type="string">
            <text:p text:style-name="P54">en</text:p>
          </table:table-cell>
          <table:table-cell table:style-name="Patch.A2" office:value-type="string">
            <text:p text:style-name="P54">Penn Treebank / CoNLL 2007</text:p>
          </table:table-cell>
          <table:table-cell table:style-name="Patch.C2" office:value-type="string">
            <text:p text:style-name="P54"><text:a xlink:type="simple" xlink:href="http://www.cis.upenn.edu/~treebank/" text:style-name="Internet_20_link" text:visited-style-name="Visited_20_Internet_20_Link">http://www.cis.upenn.edu/~treebank/</text:a></text:p>
          </table:table-cell>
        </table:table-row>
        <table:table-row>
          <table:table-cell table:style-name="Patch.A2" office:value-type="string">
            <text:p text:style-name="P54">es</text:p>
          </table:table-cell>
          <table:table-cell table:style-name="Patch.A2" office:value-type="string">
            <text:p text:style-name="P54">AnCora-ES</text:p>
          </table:table-cell>
          <table:table-cell table:style-name="Patch.C2" office:value-type="string">
            <text:p text:style-name="P54"><text:a xlink:type="simple" xlink:href="http://clic.ub.edu/corpus/" text:style-name="Internet_20_link" text:visited-style-name="Visited_20_Internet_20_Link">http://clic.ub.edu/corpus/</text:a></text:p>
          </table:table-cell>
        </table:table-row>
        <table:table-row>
          <table:table-cell table:style-name="Patch.A2" office:value-type="string">
            <text:p text:style-name="P54">hi</text:p>
          </table:table-cell>
          <table:table-cell table:style-name="Patch.A2" office:value-type="string">
            <text:p text:style-name="P54">Hyderabad Dependency Treebank / COLING 2012</text:p>
          </table:table-cell>
          <table:table-cell table:style-name="Patch.C2" office:value-type="string">
            <text:p text:style-name="P54"/>
          </table:table-cell>
        </table:table-row>
        <table:table-row>
          <table:table-cell table:style-name="Patch.A2" office:value-type="string">
            <text:p text:style-name="P54">ja</text:p>
          </table:table-cell>
          <table:table-cell table:style-name="Patch.A2" office:value-type="string">
            <text:p text:style-name="P56"><text:span text:style-name="T8">Tübingen </text:span><text:span text:style-name="T35">Treebank of Spoken Japanese </text:span><text:span text:style-name="T34">(Tüba-J/S)</text:span></text:p>
          </table:table-cell>
          <table:table-cell table:style-name="Patch.C2" office:value-type="string">
            <text:p text:style-name="P54"><text:a xlink:type="simple" xlink:href="http://www.sfs.uni-tuebingen.de/en/ascl/resources/corpora/tueba-js.html" text:style-name="Internet_20_link" text:visited-style-name="Visited_20_Internet_20_Link">http://www.sfs.uni-tuebingen.de/en/ascl/resources/corpora/tueba-js.html</text:a></text:p>
          </table:table-cell>
        </table:table-row>
        <table:table-row>
          <table:table-cell table:style-name="Patch.A2" office:value-type="string">
            <text:p text:style-name="P54">ru</text:p>
          </table:table-cell>
          <table:table-cell table:style-name="Patch.A2" office:value-type="string">
            <text:p text:style-name="P49">SynTagRus</text:p>
          </table:table-cell>
          <table:table-cell table:style-name="Patch.C2" office:value-type="string">
            <text:p text:style-name="P54"><text:a xlink:type="simple" xlink:href="http://www.ruscorpora.ru/en/search-syntax.html" text:style-name="Internet_20_link" text:visited-style-name="Visited_20_Internet_20_Link">http://www.ruscorpora.ru/en/search-syntax.html</text:a></text:p>
          </table:table-cell>
        </table:table-row>
        <table:table-row>
          <table:table-cell table:style-name="Patch.A2" office:value-type="string">
            <text:p text:style-name="P54">sk</text:p>
          </table:table-cell>
          <table:table-cell table:style-name="Patch.A2" office:value-type="string">
            <text:p text:style-name="P49">Slovak Treebank</text:p>
          </table:table-cell>
          <table:table-cell table:style-name="Patch.C2" office:value-type="string">
            <text:p text:style-name="P54"><text:a xlink:type="simple" xlink:href="http://korpus.sk/" text:style-name="Internet_20_link" text:visited-style-name="Visited_20_Internet_20_Link">http://korpus.sk/</text:a></text:p>
          </table:table-cell>
        </table:table-row>
        <table:table-row>
          <table:table-cell table:style-name="Patch.A2" office:value-type="string">
            <text:p text:style-name="P54">te</text:p>
          </table:table-cell>
          <table:table-cell table:style-name="Patch.A2" office:value-type="string">
            <text:p text:style-name="P49">Hyderabad Dependency Treebank / ICON 2010</text:p>
          </table:table-cell>
          <table:table-cell table:style-name="Patch.C2" office:value-type="string">
            <text:p text:style-name="P54"/>
          </table:table-cell>
        </table:table-row>
        <table:table-row>
          <table:table-cell table:style-name="Patch.A2" office:value-type="string">
            <text:p text:style-name="P54">tr</text:p>
          </table:table-cell>
          <table:table-cell table:style-name="Patch.A2" office:value-type="string">
            <text:p text:style-name="P49">METU-Sabanci (ODTÜ-Sabancı) Treebank</text:p>
          </table:table-cell>
          <table:table-cell table:style-name="Patch.C2" office:value-type="string">
            <text:p text:style-name="P54"><text:a xlink:type="simple" xlink:href="http://ii.metu.edu.tr/corpus" text:style-name="Internet_20_link" text:visited-style-name="Visited_20_Internet_20_Link">http://ii.metu.edu.tr/corpus</text:a></text:p>
          </table:table-cell>
        </table:table-row>
      </table:table>
      <text:p text:style-name="P37"/>
      <text:h text:style-name="P69" text:outline-level="1">Licenses</text:h>
      <text:p text:style-name="P39">CC BY-SA 4.0<text:tab/><text:a xlink:type="simple" xlink:href="http://creativecommons.org/licenses/by-sa/4.0/" text:style-name="Internet_20_link" text:visited-style-name="Visited_20_Internet_20_Link"><text:span text:style-name="T45">http://creativecommons.org/licenses/by-sa/4.0/</text:span></text:a></text:p>
      <text:p text:style-name="P39">CC BY-NC-SA 4.0<text:tab/><text:a xlink:type="simple" xlink:href="http://creativecommons.org/licenses/by-nc-sa/4.0/" text:style-name="Internet_20_link" text:visited-style-name="Visited_20_Internet_20_Link"><text:span text:style-name="T45">http://creativecommons.org/licenses/by-nc-sa/4.0/</text:span></text:a></text:p>
      <text:p text:style-name="P6">CC BY-SA 3.0<text:tab/><text:a xlink:type="simple" xlink:href="http://creativecommons.org/licenses/by-sa/3.0/" text:style-name="Internet_20_link" text:visited-style-name="Visited_20_Internet_20_Link">http://creativecommons.org/licenses/by-sa/3.0/</text:a></text:p>
      <text:p text:style-name="P6">CC BY-NC-SA 3.0<text:tab/><text:a xlink:type="simple" xlink:href="http://creativecommons.org/licenses/by-nc-sa/3.0/" text:style-name="Internet_20_link" text:visited-style-name="Visited_20_Internet_20_Link">http://creativecommons.org/licenses/by-nc-sa/3.0/</text:a></text:p>
      <text:p text:style-name="P5">CC BY-NC-SA 2.5<text:tab/><text:a xlink:type="simple" xlink:href="http://creativecommons.org/licenses/by-nc-sa/2.5/" text:style-name="Internet_20_link" text:visited-style-name="Visited_20_Internet_20_Link">http://creativecommons.org/licenses/by-nc-sa/2.5/</text:a></text:p>
      <text:p text:style-name="P7"><text:span text:style-name="T42">GNU (L)</text:span>GPL<text:tab/><text:tab/><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text:span text:style-name="T37">www.gnu.org/licenses/gpl.html</text:span></text:a></text:p>
      <text:p text:style-name="P8">fa: Persian Dependency Treebank: The download page contained the statement “I will use the treebank for research purposes only.” The “Readme and Licence.txt” file says “only non-commercially”. However, the included license is the standard GPL 3 (without any restrictions).</text:p>
      <text:h text:style-name="P70" text:outline-level="1">References</text:h>
      <text:p text:style-name="P41"><text:span text:style-name="T13">The following research papers should be cited to give proper credit to the creators of the original </text:span><text:span text:style-name="T2">treebank</text:span><text:span text:style-name="T11">s</text:span><text:span text:style-name="T13"> and to us, the creators of HamleDT.</text:span></text:p>
      <text:p text:style-name="P66"><text:span text:style-name="T13">HamleDT:</text:span><text:span text:style-name="T14"> </text:span><text:span text:style-name="T4">Daniel Zeman, Ondřej Dušek, David Mareček, Martin Popel, Loganathan Ramasamy, Jan Štěpánek, Zdeněk Žabokrtský, Jan Hajič (2014): </text:span><text:span text:style-name="T12">HamleDT: Harmonized Multi-Language Dependency Treebank</text:span><text:span text:style-name="T5">. </text:span><text:span text:style-name="T20">In: Language Resources and Evaluation, 48(4) pp. 601–637, Springer, Dordrecht, Netherlands, ISSN 1574-020X.</text:span></text:p>
      <text:p text:style-name="P9"><text:span text:style-name="T13">HamleDT 2.0:</text:span><text:span text:style-name="T14"> </text:span><text:span text:style-name="T4">Rudolf Rosa, Jan Mašek, David Mareček, Martin Popel, Daniel Zeman, Zdeněk Žabokrtský </text:span><text:span text:style-name="T14">(2014): HamleDT 2.0: Thirty Dependency Treebanks Stanfordized. In </text:span><text:span text:style-name="T15">Proceedings of </text:span><text:soft-page-break/><text:span text:style-name="T15">the Ninth International Conference on Language Resources and Evaluation (LREC 2014)</text:span><text:span text:style-name="T20">, pp. 2334–2341. ELDA, </text:span><text:span text:style-name="T5">Reykjavík, </text:span><text:span text:style-name="T20">Iceland.</text:span></text:p>
      <text:p text:style-name="P10"><text:span text:style-name="T25">ar:</text:span><text:span text:style-name="T20"> </text:span><text:span text:style-name="T5">Otakar Smrž, Viktor Bielický, Iveta Kouřilová, Jakub Kráčmar, Jan Hajič, Petr Zemánek </text:span><text:span text:style-name="T20">(2008): Prague Arabic Dependency Treebank: A Word on the Million Words. In </text:span><text:span text:style-name="T15">Proceedings of the Workshop on Arabic and Local Languages (LREC 2008)</text:span><text:span text:style-name="T20">, pp. 16–23. ELDA, Marrakech, Morocco.</text:span></text:p>
      <text:p text:style-name="P11"><text:span text:style-name="T25">bg:</text:span><text:span text:style-name="T20"> Kiril Simov, Petya Osenova (2005): Extending the Annotation of BulTreeBank: Phase 2. In </text:span><text:span text:style-name="T15">The Fourth Workshop on Treebanks and Linguistic Theories (TLT 2005)</text:span><text:span text:style-name="T20">, pp. 173–184. Barcelona, Spain.</text:span></text:p>
      <text:p text:style-name="P15"><text:span text:style-name="T25">ca, es:</text:span><text:span text:style-name="T20"> </text:span><text:span text:style-name="T5">Mariona Taulé, Maria Antònia Martí, Marta Recasens </text:span><text:span text:style-name="T20">(2008): AnCora: Multilevel Annotated Corpora for Catalan and Spanish. In </text:span><text:span text:style-name="T15">Proceedings of the Sixth International Conference on Language Resources and Evaluation (LREC 2008)</text:span><text:span text:style-name="T20">. ELDA, Marrakech, Morocco.</text:span></text:p>
      <text:p text:style-name="P12"><text:span text:style-name="T25">cs:</text:span><text:span text:style-name="T20"> </text:span><text:span text:style-name="T5">Eduard Bejček, Eva Hajičová, Jan Hajič, Pavlína Jínová, Václava Kettnerová, Veronika Kolářová, Marie Mikulová, Jiří Mírovský, Anna Nedoluzhko, Jarmila Panevová, Lucie Poláková, Magda Ševčíková, Jan Štěpánek, Šárka Zikánová </text:span><text:span text:style-name="T20">(2013)</text:span><text:span text:style-name="T5">: </text:span><text:span text:style-name="T15">Prague Dependency Treebank 3.0</text:span><text:span text:style-name="T20">. </text:span><text:a xlink:type="simple" xlink:href="http://hdl.handle.net/11858/00-097C-0000-0023-1AAF-3" text:style-name="Internet_20_link" text:visited-style-name="Visited_20_Internet_20_Link">http://hdl.handle.net/11858/00-097C-0000-0023-1AAF-3</text:a><text:span text:style-name="T20">. Charles University in Prague, </text:span><text:span text:style-name="T5">ÚFAL, </text:span><text:span text:style-name="T20">Praha, Czechia.</text:span></text:p>
      <text:p text:style-name="P32"><text:span text:style-name="T30">da:</text:span><text:span text:style-name="T21"> Matthias T. Kromann, Line Mikkelsen, Stine Kern Lynge (2004): </text:span><text:span text:style-name="T16">Danish Dependency Treebank</text:span><text:span text:style-name="T21">. </text:span><text:a xlink:type="simple" xlink:href="http://code.google.com/p/copenhagen-dependency-treebank/" text:style-name="Internet_20_link" text:visited-style-name="Visited_20_Internet_20_Link"><text:span text:style-name="T20">http://code.google.com/p/copenhagen-dependency-treebank/</text:span></text:a><text:span text:style-name="T21">. København, Denmark.</text:span></text:p>
      <text:p text:style-name="P26"><text:span text:style-name="T26">d</text:span><text:span text:style-name="T25">e:</text:span><text:span text:style-name="T20"> Sabine Brants, Stefanie Dipper, Silvia Hansen, Wolfgang Lezius, George Smith (2002): The TIGER Treebank. In </text:span><text:span text:style-name="T15">Proceedings of the Workshop on Treebanks and Linguistic Theories</text:span><text:span text:style-name="T20">. Sozopol, Bulgaria.</text:span></text:p>
      <text:p text:style-name="P27"><text:span text:style-name="T25">de-ud11, es-ud11, fr-ud11, id-ud11:</text:span><text:span text:style-name="T20"> Ryan McDonald, Joakim Nivre, Yvonne Quirmbach-Brundage, Yoav Goldberg, Dipanjan Das, Kuzman Ganchev, Keith Hall, Slav Petrov, Hao Zhang, Oscar Täckström, Claudia Bedini, Núria Bertomeu Castelló, Jungmee Lee (2013): Universal Dependency Annotation for Multilingual Parsing. In </text:span><text:span text:style-name="T15">Proceedings of ACL</text:span><text:span text:style-name="T20">. Sofija, Bulgaria.</text:span></text:p>
      <text:p text:style-name="P13"><text:span text:style-name="T25">el:</text:span><text:span text:style-name="T20"> Prokopis Prokopidis, Elina Desipri, Maria Koutsombogera, Harris Papageorgiou, Stelios Piperidis (2005): Theoretical and Practical Issues in the Construction of a Greek Dependency Treebank. In </text:span><text:span text:style-name="T15">Proceedings of the Fourth Workshop on Treebanks and Linguistic Theories (TLT 2005)</text:span><text:span text:style-name="T20">, pp. 149–160. Barcelona, Spain.</text:span></text:p>
      <text:p text:style-name="P14"><text:span text:style-name="T25">en:</text:span><text:span text:style-name="T20"> Mitchell P. Marcus, Beatrice Santorini, Mary Ann Marcinkiewicz (1993): Building a Large Annotated Corpus of English: The Penn Treebank. In </text:span><text:span text:style-name="T15">Computational Linguistics</text:span><text:span text:style-name="T20"> 19:2, pp. 313–330.</text:span></text:p>
      <text:p text:style-name="P27"><text:span text:style-name="T25">en-ud11:</text:span><text:span text:style-name="T20"> Natalia Silveira, Timothy Dozat, Marie-Catherine de Marneffe, Samuel R. Bowman, Miriam Connor, John Bauer, Christopher D. Manning (2014): A Gold Standard Dependency Corpus for English. In </text:span><text:span text:style-name="T15">Proceedings of LREC 2014</text:span><text:span text:style-name="T20">. Reykjavík, Iceland.</text:span></text:p>
      <text:p text:style-name="P16"><text:span text:style-name="T25">et:</text:span><text:span text:style-name="T20"> Eckhard Bick, Heli Uibo, Kaili </text:span><text:span text:style-name="T5">Müürisep </text:span><text:span text:style-name="T20">(2004): Arborest – a VISL-Style Treebank Derived from an Estonian Constraint Grammar Corpus. In </text:span><text:span text:style-name="T15">Proceedings of Treebanks and Linguistic Theories (TLT 2004)</text:span><text:span text:style-name="T20">.</text:span></text:p>
      <text:p text:style-name="P17"><text:span text:style-name="T25">eu:</text:span><text:span text:style-name="T20"> Itzair Aduriz, </text:span><text:span text:style-name="T5">María Jesús Aranzabe, </text:span><text:span text:style-name="T20">Jose Mari Arriola, Aitziber Atutxa, </text:span><text:span text:style-name="T5">Arantza Díaz de Ilarraza, </text:span><text:span text:style-name="T20">Aitzpea Garmendia, Maite Oronoz (2003): Construction of a Basque Dependency Treebank. In </text:span><text:span text:style-name="T15">Proceedings of the Second Workshop on Treebanks and Linguistic Theories (TLT 2003)</text:span><text:span text:style-name="T20">.</text:span></text:p>
      <text:p text:style-name="P28"><text:span text:style-name="T25">fa:</text:span><text:span text:style-name="T20"> Mohammad Sadegh Rasooli, Amirsaeid Moloodi, Manouchehr Kouhestani, Behrouz Minaei-Bidgoli (2011): A Syntactic Valency Lexicon for Persian Verbs: The First Steps towards Persian Dependency Treebank. In </text:span><text:span text:style-name="T15">5</text:span><text:span text:style-name="T39">th</text:span><text:span text:style-name="T15"> Language and Technology Conference (LTC): Human Language Technologies as a Challenge for Computer Science and Linguistics</text:span><text:span text:style-name="T20">, pp. 227–231. </text:span><text:span text:style-name="T5">Poznań, </text:span><text:span text:style-name="T20">Poland.</text:span></text:p>
      <text:p text:style-name="P27"><text:soft-page-break/><text:span text:style-name="T25">fa-ud11:</text:span><text:span text:style-name="T20"> Mojgan Seraji (2015): Morphosyntactic Corpora and Tools for Persian (PhD thesis). </text:span><text:span text:style-name="T15">Studia Linguistica Upsaliensia 16</text:span><text:span text:style-name="T20">. Uppsala, Sweden.</text:span></text:p>
      <text:p text:style-name="P18"><text:span text:style-name="T25">fi:</text:span><text:span text:style-name="T20"> Katri Haverinen, Timo Viljanen, Veronika Laippala, Samuel Kohonen, Filip Ginter, Tapio Salakoski (2010): Treebanking Finnish. In </text:span><text:span text:style-name="T15">Proceedings of the Ninth International Workshop on Treebanks and Linguistic Theories (TLT9)</text:span><text:span text:style-name="T20">, pp. 79–90.</text:span></text:p>
      <text:p text:style-name="P27"><text:span text:style-name="T25">fi-ud11ftb:</text:span><text:span text:style-name="T20"> Atro Voutilainen, Tanja Purtonen, Kristiina Muhonen, Krister Lindén (2012): Specifying Treebanks, Outsourcing Parsebanks: FinnTreeBank 3. In </text:span><text:span text:style-name="T15">Proceedings of LREC 2012</text:span><text:span text:style-name="T20">. İstanbul, Turkey.</text:span></text:p>
      <text:p text:style-name="P27"><text:span text:style-name="T25">ga:</text:span><text:span text:style-name="T20"> Teresa Lynn, Jennifer Foster, Mark Dras, Lamia Tounsi (2014): Cross-lingual Transfer Parsing for Low-Resourced Languages: An Irish Case Study. In </text:span><text:span text:style-name="T15">Proceedings of CLTW 2014</text:span><text:span text:style-name="T20">. Dublin, Ireland.</text:span></text:p>
      <text:p text:style-name="P18"><text:span text:style-name="T25">grc, la:</text:span><text:span text:style-name="T20"> David Bamman, Gregory Crane (2011): The Ancient Greek and Latin Dependency Treebanks. In </text:span><text:span text:style-name="T15">Language Technology for Cultural Heritage</text:span><text:span text:style-name="T20">, pp. 79–98. ISBN 978-3-642-20227-8. Springer, Berlin / Heidelberg, Germany.</text:span></text:p>
      <text:p text:style-name="P27"><text:span text:style-name="T25">he:</text:span><text:span text:style-name="T20"> Yoav Goldberg (2011): </text:span><text:span text:style-name="T15">Automatic Syntactic Processing of Modern Hebrew</text:span><text:span text:style-name="T20"> (PhD thesis). Ben Gurion University, Israel.</text:span></text:p>
      <text:p text:style-name="P31"><text:span text:style-name="T25">hi, bn, te:</text:span><text:span text:style-name="T20"> Samar Husain, Prashanth Mannem, Bharat Ambati, Phani Gadde (2010): The ICON-2010 Tools Contest on Indian Language Dependency Parsing. In </text:span><text:span text:style-name="T15">Proceedings of ICON-2010 Tools Contest on Indian Language Dependency Parsing</text:span><text:span text:style-name="T20">. Kharagpur, India.</text:span></text:p>
      <text:p text:style-name="P27"><text:span text:style-name="T25">hr:</text:span><text:span text:style-name="T20"> Željko Agić, Nikola Ljubešić (2014): The SETimes.HR Linguistically Annotated Corpus of Croatian. In </text:span><text:span text:style-name="T15">Proceedings of LREC 2014</text:span><text:span text:style-name="T20">, pp. 1724–1727. Reykjavík, Iceland.</text:span></text:p>
      <text:p text:style-name="P19"><text:span text:style-name="T25">hu:</text:span><text:span text:style-name="T20"> </text:span><text:span text:style-name="T5">Dóra Csendes, János Csirik, Tibor Gyimóthy, András Kocso</text:span><text:span text:style-name="T20">r (2005): The Szeged Treebank. In </text:span><text:span text:style-name="T15">Text, Speech and Dialogue (TSD)</text:span><text:span text:style-name="T20">, pp. 123–131. Springer, Berlin / Heidelberg, Germany.</text:span></text:p>
      <text:p text:style-name="P29"><text:span text:style-name="T25">it:</text:span><text:span text:style-name="T20"> Simonetta Montemagni, Francesco Barsotti, Marco Battista, Nicoletta Calzolari, Ornella Corazzari, Alessandro Lenci, Antonio Zampolli, Francesca Fanciulli, Maria Massetani, Remo Raffaelli, Roberto Basili, Maria Teresa Pazienza, Dario Saracino, Fabio Zanzotto, Nadia Mana, Fabio Pianesi, Rodolfo Delmonte (2003): Building the Italian Syntactic-Semantic Treebank. In </text:span><text:span text:style-name="T5">Anne Abeillé </text:span><text:span text:style-name="T20">(ed.): </text:span><text:span text:style-name="T15">Building and Using Parsed Corpora</text:span><text:span text:style-name="T20">, pp. 189–210. Kluwer, Dordrecht, Netherlands.</text:span></text:p>
      <text:p text:style-name="P27"><text:span text:style-name="T25">it-ud11:</text:span><text:span text:style-name="T20"> Cristina Bosco, Simonetta Montemagni, Maria Simi (2013): Converting Italian Treebanks: Towards an Italian Stanford Dependency Treebank. In </text:span><text:span text:style-name="T15">Proceedings of the 7th Linguistic Annotation Workshop &amp; Interoperability with Discourse (LAW VII &amp; ID at ACL-2013)</text:span><text:span text:style-name="T20">, pp. 61–69. Sofija, Bulgaria.</text:span></text:p>
      <text:p text:style-name="P30"><text:span text:style-name="T25">ja:</text:span><text:span text:style-name="T20"> Yasuhiro Kawata, Julia Bartels (2000): </text:span><text:span text:style-name="T15">Stylebook for the Japanese Treebank in Verbmobil, Report 240</text:span><text:span text:style-name="T20">. </text:span><text:span text:style-name="T5">Universität Tübingen, Tübingen, </text:span><text:span text:style-name="T20">Germany.</text:span></text:p>
      <text:p text:style-name="P27"><text:span text:style-name="T25">la-it:</text:span><text:span text:style-name="T20"> Marco Passarotti, Felice Dell’Orletta (2010): Improvements in parsing the index thomisticus treebank. Revision, combination and a feature model for medieval Latin. In </text:span><text:span text:style-name="T15">Training</text:span><text:span text:style-name="T20"> vol. 2, 61–024.</text:span></text:p>
      <text:p text:style-name="P36"><text:span text:style-name="T31">nl:</text:span><text:span text:style-name="T22"> Leonoor van der Beek, Gosse Bouma, Jan Daciuk, Tanja Gaustad, Robert Malouf, Gertjan van Noord, Robbert Prins, </text:span><text:span text:style-name="T20">Begoña</text:span><text:span text:style-name="T22"> Villada (2002): Chapter 5. The Alpino Dependency Treebank. In </text:span><text:span text:style-name="T17">Algorithms for Linguistic Processing NWO PIONIER Progress Report</text:span><text:span text:style-name="T22">. Groningen, Netherlands.</text:span></text:p>
      <text:p text:style-name="P40"><text:span text:style-name="T31">pl:</text:span><text:span text:style-name="T22"> Alina Wróblewska, Adam Przepiórkowski (2014): Projection-based Annotation of a Polish Dependency Treebank. In </text:span><text:span text:style-name="T17">Proceedings of the Ninth International Conference on Language Resources and Evaluation, LREC</text:span><text:span text:style-name="T22">, pp. 2306–2312. Reykjavík, Iceland.</text:span></text:p>
      <text:p text:style-name="P20"><text:span text:style-name="T27">p</text:span><text:span text:style-name="T25">t:</text:span><text:span text:style-name="T20"> Susana Afonso, Eckhard Bick, Renato Haber, Diana Santos (2002): “Floresta </text:span><text:span text:style-name="T5">sintá(c)tic</text:span><text:span text:style-name="T20">a”: A Treebank for Portuguese. In </text:span><text:span text:style-name="T15">Proceedings of the Third International Conference on Language Resources and Evaluation (LREC 2002)</text:span><text:span text:style-name="T20">. ELDA, Las Palmas, Spain.</text:span></text:p>
      <text:p text:style-name="P21"><text:soft-page-break/><text:span text:style-name="T25">ro:</text:span><text:span text:style-name="T20"> Mihaela </text:span><text:span text:style-name="T5">Călăcean </text:span><text:span text:style-name="T20">(2008): </text:span><text:span text:style-name="T15">Data-driven Dependency Parsing for Romanian</text:span><text:span text:style-name="T20">. Uppsala Universitet, Uppsala, Sweden.</text:span></text:p>
      <text:p text:style-name="P22"><text:span text:style-name="T25">ru:</text:span><text:span text:style-name="T20"> Igor Boguslavsky, Svetlana Grigorieva, Nikolai Grigoriev, Leonid Kreidlin, Nadezhda Frid (2000): Dependency Treebank for Russian: Concept, Tools, Types of Information. In </text:span><text:span text:style-name="T15">Proceedings of the 18</text:span><text:span text:style-name="T39">th</text:span><text:span text:style-name="T15"> Conference on Computational Linguistics, vol. 2</text:span><text:span text:style-name="T20">, pp. 987–991. ACL, Morristown, NJ, USA.</text:span></text:p>
      <text:p text:style-name="P34"><text:span text:style-name="T32">sk:</text:span><text:span text:style-name="T23"> </text:span><text:span text:style-name="T6">Mária Šimková, Radovan Garabí</text:span><text:span text:style-name="T23">k (2006): </text:span><text:span text:style-name="T20">Синтаксическая разметка в Словацком национальном корпусе</text:span><text:span text:style-name="T23">. In </text:span><text:span text:style-name="T18">Tруды международной конференции Корпусная лингвистика – 2006</text:span><text:span text:style-name="T23">, pp. 389–394. ISBN 5-288-04181-4. St. Petersburg University Press, Sankt-Peterburg, Russia.</text:span></text:p>
      <text:p text:style-name="P23"><text:span text:style-name="T28">s</text:span><text:span text:style-name="T25">l:</text:span><text:span text:style-name="T20"> </text:span><text:span text:style-name="T5">Sašo Džeroski, Tomaž Erjavec, Nina Ledinek, Petr Pajas, Zdeněk Žabokrtský, Andreja Žele </text:span><text:span text:style-name="T20">(2006): Towards a Slovene Dependency Treebank. In </text:span><text:span text:style-name="T15">Proceedings of the Fifth International Conference on Language Resources and Evaluation (LREC 2006)</text:span><text:span text:style-name="T20">, pp. 1388–1391. ELDA, Genova, Italy.</text:span></text:p>
      <text:p text:style-name="P24"><text:span text:style-name="T25">sv:</text:span><text:span text:style-name="T20"> Joakim Nivre, Jens Nilsson, Johan Hall (2006): Talbanken05: A Swedish Treebank with Phrase Structure and Dependency Annotation. In </text:span><text:span text:style-name="T15">Proceedings of the Fifth International Conference on Language Resources and Evaluation (LREC 2006)</text:span><text:span text:style-name="T20">. ELDA, Genova, Italy.</text:span></text:p>
      <text:p text:style-name="P35"><text:span text:style-name="T33">ta:</text:span><text:span text:style-name="T24"> Loganathan Ramasamy, </text:span><text:span text:style-name="T7">Zdeněk Žabokrtský </text:span><text:span text:style-name="T24">(2012): Prague Dependency Style Treebank for Tamil. In </text:span><text:span text:style-name="T19">Proceedings of the Eighth International Conference on Language Resources and Evaluation (LREC 2012)</text:span><text:span text:style-name="T24">. ELDA, </text:span><text:span text:style-name="T20">İstanbul, </text:span><text:span text:style-name="T24">Turkey.</text:span></text:p>
      <text:p text:style-name="P25"><text:span text:style-name="T29">t</text:span><text:span text:style-name="T25">r:</text:span><text:span text:style-name="T20"> Nart B. Atalay, Kemal Oflazer, Bilge Say (2003): The Annotation Process in the Turkish Treebank. In </text:span><text:span text:style-name="T15">Proceedings of the 4</text:span><text:span text:style-name="T39">th</text:span><text:span text:style-name="T15"> International Workshop on Linguistically Interpreted Corpora (LINC)</text:span><text:span text:style-name="T20">. EACL, Budapest, Hungary.</text:span></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4-05-25T11:37:43.402000000</meta:creation-date>
    <dc:date>2015-08-18T22:02:47.179000000</dc:date>
    <meta:editing-duration>PT10H17M23S</meta:editing-duration>
    <meta:editing-cycles>40</meta:editing-cycles>
    <meta:generator>LibreOffice/4.4.3.2$Windows_x86 LibreOffice_project/88805f81e9fe61362df02b9941de8e38a9b5fd16</meta:generator>
    <meta:document-statistic meta:table-count="2" meta:image-count="0" meta:object-count="0" meta:page-count="6" meta:paragraph-count="217" meta:word-count="1926" meta:character-count="15299" meta:non-whitespace-character-count="13605"/>
  </office:meta>
</office:document-meta>
</file>